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997cm"/>
    </style:style>
    <style:style style:name="co5" style:family="table-column">
      <style:table-column-properties fo:break-before="auto" style:column-width="3.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0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4" table:default-cell-style-name="ce12"/>
        <table:table-column table:style-name="co6" table:number-columns-repeated="11" table:default-cell-style-name="ce12"/>
        <table:table-column table:style-name="co7" table:default-cell-style-name="ce12"/>
        <table:table-column table:style-name="co6" table:number-columns-repeated="987" table:default-cell-style-name="ce12"/>
        <table:table-row table:style-name="ro1">
          <table:table-cell table:style-name="ce1" office:value-type="string" calcext:value-type="string" table:number-columns-spanned="25" table:number-rows-spanned="1">
            <text:p>IONOSPHERE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"/>
          <table:table-cell table:number-columns-spanned="2" table:number-rows-spanned="1"/>
          <table:covered-table-cell/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spanned="2" table:number-rows-spanned="1"/>
          <table:covered-table-cell/>
          <table:table-cell table:number-columns-repeated="99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table:number-columns-spanned="2" table:number-rows-spanned="1"/>
          <table:covered-table-cell/>
          <table:table-cell table:number-columns-repeated="989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WDBC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ce5" office:value-type="float" office:value="0.947761359214783" calcext:value-type="float">
            <text:p>0.947761359214783</text:p>
          </table:table-cell>
          <table:table-cell table:style-name="ce5" office:value-type="float" office:value="0.0175494870665298" calcext:value-type="float">
            <text:p>0.0175494870665298</text:p>
          </table:table-cell>
          <table:table-cell table:style-name="ce5" office:value-type="float" office:value="0.939978952407837" calcext:value-type="float">
            <text:p>0.939978952407837</text:p>
          </table:table-cell>
          <table:table-cell table:style-name="ce5" office:value-type="float" office:value="0.0301679169033734" calcext:value-type="float">
            <text:p>0.0301679169033734</text:p>
          </table:table-cell>
          <table:table-cell table:style-name="ce5" office:value-type="float" office:value="0.956294434070587" calcext:value-type="float">
            <text:p>0.956294434070587</text:p>
          </table:table-cell>
          <table:table-cell table:style-name="ce5" office:value-type="float" office:value="0.0158359223834656" calcext:value-type="float">
            <text:p>0.0158359223834656</text:p>
          </table:table-cell>
          <table:table-cell table:style-name="ce5" office:value-type="float" office:value="0.956056970357895" calcext:value-type="float">
            <text:p>0.956056970357895</text:p>
          </table:table-cell>
          <table:table-cell table:style-name="ce5" office:value-type="float" office:value="0.0196119742148577" calcext:value-type="float">
            <text:p>0.0196119742148577</text:p>
          </table:table-cell>
          <table:table-cell table:style-name="ce5" office:value-type="float" office:value="0.938507868051529" calcext:value-type="float">
            <text:p>0.938507868051529</text:p>
          </table:table-cell>
          <table:table-cell table:style-name="ce5" office:value-type="float" office:value="0.0318225136495066" calcext:value-type="float">
            <text:p>0.0318225136495066</text:p>
          </table:table-cell>
          <table:table-cell table:style-name="ce5" office:value-type="float" office:value="0.978542784452439" calcext:value-type="float">
            <text:p>0.978542784452439</text:p>
          </table:table-cell>
          <table:table-cell table:style-name="ce5" office:value-type="float" office:value="0.0179787588562408" calcext:value-type="float">
            <text:p>0.0179787588562408</text:p>
          </table:table-cell>
          <table:table-cell table:style-name="Default" office:value-type="float" office:value="0.938851624727249" calcext:value-type="float">
            <text:p>0.938851624727249</text:p>
          </table:table-cell>
          <table:table-cell table:style-name="Default" office:value-type="float" office:value="0.0184023098160508" calcext:value-type="float">
            <text:p>0.0184023098160508</text:p>
          </table:table-cell>
          <table:table-cell table:style-name="Default" office:value-type="float" office:value="0.91570164680481" calcext:value-type="float">
            <text:p>0.91570164680481</text:p>
          </table:table-cell>
          <table:table-cell table:style-name="Default" office:value-type="float" office:value="0.0382488933738363" calcext:value-type="float">
            <text:p>0.0382488933738363</text:p>
          </table:table-cell>
          <table:table-cell table:style-name="Default" office:value-type="float" office:value="0.969229683876038" calcext:value-type="float">
            <text:p>0.969229683876038</text:p>
          </table:table-cell>
          <table:table-cell table:style-name="Default" office:value-type="float" office:value="0.0173893270364267" calcext:value-type="float">
            <text:p>0.0173893270364267</text:p>
          </table:table-cell>
          <table:table-cell table:style-name="ce5" office:value-type="float" office:value="0.946351815462112" calcext:value-type="float">
            <text:p>0.946351815462112</text:p>
          </table:table-cell>
          <table:table-cell table:style-name="ce5" office:value-type="float" office:value="0.0247909410969636" calcext:value-type="float">
            <text:p>0.0247909410969636</text:p>
          </table:table-cell>
          <table:table-cell table:style-name="ce5" office:value-type="float" office:value="0.930526267290115" calcext:value-type="float">
            <text:p>0.930526267290115</text:p>
          </table:table-cell>
          <table:table-cell table:style-name="ce5" office:value-type="float" office:value="0.0415773834828285" calcext:value-type="float">
            <text:p>0.0415773834828285</text:p>
          </table:table-cell>
          <table:table-cell table:style-name="ce5" office:value-type="float" office:value="0.962487374544144" calcext:value-type="float">
            <text:p>0.962487374544144</text:p>
          </table:table-cell>
          <table:table-cell table:style-name="ce5" office:value-type="float" office:value="0.0245152421625967" calcext:value-type="float">
            <text:p>0.024515242162596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957599775791168" calcext:value-type="float">
            <text:p>0.957599775791168</text:p>
          </table:table-cell>
          <table:table-cell table:style-name="Default" office:value-type="float" office:value="0.011536368416014" calcext:value-type="float">
            <text:p>0.011536368416014</text:p>
          </table:table-cell>
          <table:table-cell table:style-name="Default" office:value-type="float" office:value="0.944551215171814" calcext:value-type="float">
            <text:p>0.944551215171814</text:p>
          </table:table-cell>
          <table:table-cell table:style-name="Default" office:value-type="float" office:value="0.0215779462170958" calcext:value-type="float">
            <text:p>0.0215779462170958</text:p>
          </table:table-cell>
          <table:table-cell table:style-name="Default" office:value-type="float" office:value="0.971509010791779" calcext:value-type="float">
            <text:p>0.971509010791779</text:p>
          </table:table-cell>
          <table:table-cell table:style-name="Default" office:value-type="float" office:value="0.0214073626636292" calcext:value-type="float">
            <text:p>0.0214073626636292</text:p>
          </table:table-cell>
          <table:table-cell table:style-name="Default" office:value-type="float" office:value="0.948779364824295" calcext:value-type="float">
            <text:p>0.948779364824295</text:p>
          </table:table-cell>
          <table:table-cell table:style-name="Default" office:value-type="float" office:value="0.0159052436121506" calcext:value-type="float">
            <text:p>0.0159052436121506</text:p>
          </table:table-cell>
          <table:table-cell table:style-name="Default" office:value-type="float" office:value="0.937545368671417" calcext:value-type="float">
            <text:p>0.937545368671417</text:p>
          </table:table-cell>
          <table:table-cell table:style-name="Default" office:value-type="float" office:value="0.0334991526484091" calcext:value-type="float">
            <text:p>0.0334991526484091</text:p>
          </table:table-cell>
          <table:table-cell table:style-name="Default" office:value-type="float" office:value="0.965000599622726" calcext:value-type="float">
            <text:p>0.965000599622726</text:p>
          </table:table-cell>
          <table:table-cell table:style-name="Default" office:value-type="float" office:value="0.0202484922647753" calcext:value-type="float">
            <text:p>0.0202484922647753</text:p>
          </table:table-cell>
          <table:table-cell table:style-name="ce5" office:value-type="float" office:value="0.947649273872376" calcext:value-type="float">
            <text:p>0.947649273872376</text:p>
          </table:table-cell>
          <table:table-cell table:style-name="ce5" office:value-type="float" office:value="0.0179229218318472" calcext:value-type="float">
            <text:p>0.0179229218318472</text:p>
          </table:table-cell>
          <table:table-cell table:style-name="ce5" office:value-type="float" office:value="0.92405921459198" calcext:value-type="float">
            <text:p>0.92405921459198</text:p>
          </table:table-cell>
          <table:table-cell table:style-name="ce5" office:value-type="float" office:value="0.0338435703042474" calcext:value-type="float">
            <text:p>0.0338435703042474</text:p>
          </table:table-cell>
          <table:table-cell table:style-name="ce5" office:value-type="float" office:value="0.972675937414169" calcext:value-type="float">
            <text:p>0.972675937414169</text:p>
          </table:table-cell>
          <table:table-cell table:style-name="ce5" office:value-type="float" office:value="0.0175815938312824" calcext:value-type="float">
            <text:p>0.0175815938312824</text:p>
          </table:table-cell>
          <table:table-cell table:style-name="Default" office:value-type="float" office:value="0.957293335199356" calcext:value-type="float">
            <text:p>0.957293335199356</text:p>
          </table:table-cell>
          <table:table-cell table:style-name="Default" office:value-type="float" office:value="0.0239500661958052" calcext:value-type="float">
            <text:p>0.0239500661958052</text:p>
          </table:table-cell>
          <table:table-cell table:style-name="Default" office:value-type="float" office:value="0.934171662330627" calcext:value-type="float">
            <text:p>0.934171662330627</text:p>
          </table:table-cell>
          <table:table-cell table:style-name="Default" office:value-type="float" office:value="0.0381003825826887" calcext:value-type="float">
            <text:p>0.0381003825826887</text:p>
          </table:table-cell>
          <table:table-cell table:style-name="Default" office:value-type="float" office:value="0.979193153381348" calcext:value-type="float">
            <text:p>0.979193153381348</text:p>
          </table:table-cell>
          <table:table-cell table:style-name="Default" office:value-type="float" office:value="0.0251033233041995" calcext:value-type="float">
            <text:p>0.0251033233041995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964618409872055" calcext:value-type="float">
            <text:p>0.964618409872055</text:p>
          </table:table-cell>
          <table:table-cell table:style-name="Default" office:value-type="float" office:value="0.0151756468960707" calcext:value-type="float">
            <text:p>0.0151756468960707</text:p>
          </table:table-cell>
          <table:table-cell table:style-name="Default" office:value-type="float" office:value="0.946516057252884" calcext:value-type="float">
            <text:p>0.946516057252884</text:p>
          </table:table-cell>
          <table:table-cell table:style-name="Default" office:value-type="float" office:value="0.0262121833734787" calcext:value-type="float">
            <text:p>0.0262121833734787</text:p>
          </table:table-cell>
          <table:table-cell table:style-name="Default" office:value-type="float" office:value="0.984611843824387" calcext:value-type="float">
            <text:p>0.984611843824387</text:p>
          </table:table-cell>
          <table:table-cell table:style-name="Default" office:value-type="float" office:value="0.0123954008519763" calcext:value-type="float">
            <text:p>0.0123954008519763</text:p>
          </table:table-cell>
          <table:table-cell table:style-name="Default" office:value-type="float" office:value="0.949448353052139" calcext:value-type="float">
            <text:p>0.949448353052139</text:p>
          </table:table-cell>
          <table:table-cell table:style-name="Default" office:value-type="float" office:value="0.0171845994225845" calcext:value-type="float">
            <text:p>0.0171845994225845</text:p>
          </table:table-cell>
          <table:table-cell table:style-name="Default" office:value-type="float" office:value="0.938081817626953" calcext:value-type="float">
            <text:p>0.938081817626953</text:p>
          </table:table-cell>
          <table:table-cell table:style-name="Default" office:value-type="float" office:value="0.0361906691214765" calcext:value-type="float">
            <text:p>0.0361906691214765</text:p>
          </table:table-cell>
          <table:table-cell table:style-name="Default" office:value-type="float" office:value="0.964855864048004" calcext:value-type="float">
            <text:p>0.964855864048004</text:p>
          </table:table-cell>
          <table:table-cell table:style-name="Default" office:value-type="float" office:value="0.0241121426544636" calcext:value-type="float">
            <text:p>0.0241121426544636</text:p>
          </table:table-cell>
          <table:table-cell table:style-name="Default" office:value-type="float" office:value="0.952898904085159" calcext:value-type="float">
            <text:p>0.952898904085159</text:p>
          </table:table-cell>
          <table:table-cell table:style-name="Default" office:value-type="float" office:value="0.0157766749089701" calcext:value-type="float">
            <text:p>0.0157766749089701</text:p>
          </table:table-cell>
          <table:table-cell table:style-name="Default" office:value-type="float" office:value="0.951278785467148" calcext:value-type="float">
            <text:p>0.951278785467148</text:p>
          </table:table-cell>
          <table:table-cell table:style-name="Default" office:value-type="float" office:value="0.0183871238885832" calcext:value-type="float">
            <text:p>0.0183871238885832</text:p>
          </table:table-cell>
          <table:table-cell table:style-name="Default" office:value-type="float" office:value="0.956590234041214" calcext:value-type="float">
            <text:p>0.956590234041214</text:p>
          </table:table-cell>
          <table:table-cell table:style-name="Default" office:value-type="float" office:value="0.0219460257137151" calcext:value-type="float">
            <text:p>0.0219460257137151</text:p>
          </table:table-cell>
          <table:table-cell table:style-name="Default" office:value-type="float" office:value="0.966604925394058" calcext:value-type="float">
            <text:p>0.966604925394058</text:p>
          </table:table-cell>
          <table:table-cell table:style-name="Default" office:value-type="float" office:value="0.00746277668867721" calcext:value-type="float">
            <text:p>0.00746277668867721</text:p>
          </table:table-cell>
          <table:table-cell table:style-name="Default" office:value-type="float" office:value="0.96726401925087" calcext:value-type="float">
            <text:p>0.96726401925087</text:p>
          </table:table-cell>
          <table:table-cell table:style-name="Default" office:value-type="float" office:value="0.0202552915780948" calcext:value-type="float">
            <text:p>0.0202552915780948</text:p>
          </table:table-cell>
          <table:table-cell table:style-name="Default" office:value-type="float" office:value="0.966139026880264" calcext:value-type="float">
            <text:p>0.966139026880264</text:p>
          </table:table-cell>
          <table:table-cell table:style-name="Default" office:value-type="float" office:value="0.0151283790590517" calcext:value-type="float">
            <text:p>0.015128379059051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966958791017532" calcext:value-type="float">
            <text:p>0.966958791017532</text:p>
          </table:table-cell>
          <table:table-cell table:style-name="Default" office:value-type="float" office:value="0.01275001796344" calcext:value-type="float">
            <text:p>0.01275001796344</text:p>
          </table:table-cell>
          <table:table-cell table:style-name="Default" office:value-type="float" office:value="0.94598170876503" calcext:value-type="float">
            <text:p>0.94598170876503</text:p>
          </table:table-cell>
          <table:table-cell table:style-name="Default" office:value-type="float" office:value="0.0266456137690267" calcext:value-type="float">
            <text:p>0.0266456137690267</text:p>
          </table:table-cell>
          <table:table-cell table:style-name="Default" office:value-type="float" office:value="0.988466886281967" calcext:value-type="float">
            <text:p>0.988466886281967</text:p>
          </table:table-cell>
          <table:table-cell table:style-name="Default" office:value-type="float" office:value="0.0113237655578449" calcext:value-type="float">
            <text:p>0.0113237655578449</text:p>
          </table:table-cell>
          <table:table-cell table:style-name="Default" office:value-type="float" office:value="0.97446749329567" calcext:value-type="float">
            <text:p>0.97446749329567</text:p>
          </table:table-cell>
          <table:table-cell table:style-name="Default" office:value-type="float" office:value="0.0113450241222303" calcext:value-type="float">
            <text:p>0.0113450241222303</text:p>
          </table:table-cell>
          <table:table-cell table:style-name="Default" office:value-type="float" office:value="0.965836133956909" calcext:value-type="float">
            <text:p>0.965836133956909</text:p>
          </table:table-cell>
          <table:table-cell table:style-name="Default" office:value-type="float" office:value="0.0189729395955295" calcext:value-type="float">
            <text:p>0.0189729395955295</text:p>
          </table:table-cell>
          <table:table-cell table:style-name="Default" office:value-type="float" office:value="0.984403469562531" calcext:value-type="float">
            <text:p>0.984403469562531</text:p>
          </table:table-cell>
          <table:table-cell table:style-name="Default" office:value-type="float" office:value="0.0168133421155248" calcext:value-type="float">
            <text:p>0.0168133421155248</text:p>
          </table:table-cell>
          <table:table-cell table:style-name="Default" office:value-type="float" office:value="0.972884104251862" calcext:value-type="float">
            <text:p>0.972884104251862</text:p>
          </table:table-cell>
          <table:table-cell table:style-name="Default" office:value-type="float" office:value="0.00896954686043211" calcext:value-type="float">
            <text:p>0.00896954686043211</text:p>
          </table:table-cell>
          <table:table-cell table:style-name="Default" office:value-type="float" office:value="0.967504276037216" calcext:value-type="float">
            <text:p>0.967504276037216</text:p>
          </table:table-cell>
          <table:table-cell table:style-name="Default" office:value-type="float" office:value="0.0251239175756158" calcext:value-type="float">
            <text:p>0.0251239175756158</text:p>
          </table:table-cell>
          <table:table-cell table:style-name="Default" office:value-type="float" office:value="0.975439413785935" calcext:value-type="float">
            <text:p>0.975439413785935</text:p>
          </table:table-cell>
          <table:table-cell table:style-name="Default" office:value-type="float" office:value="0.0195574138673075" calcext:value-type="float">
            <text:p>0.0195574138673075</text:p>
          </table:table-cell>
          <table:table-cell table:style-name="Default" office:value-type="float" office:value="0.956837381124497" calcext:value-type="float">
            <text:p>0.956837381124497</text:p>
          </table:table-cell>
          <table:table-cell table:style-name="Default" office:value-type="float" office:value="0.0155982730902202" calcext:value-type="float">
            <text:p>0.0155982730902202</text:p>
          </table:table-cell>
          <table:table-cell table:style-name="Default" office:value-type="float" office:value="0.951072118282318" calcext:value-type="float">
            <text:p>0.951072118282318</text:p>
          </table:table-cell>
          <table:table-cell table:style-name="Default" office:value-type="float" office:value="0.037329549530595" calcext:value-type="float">
            <text:p>0.037329549530595</text:p>
          </table:table-cell>
          <table:table-cell table:style-name="Default" office:value-type="float" office:value="0.961629110574722" calcext:value-type="float">
            <text:p>0.961629110574722</text:p>
          </table:table-cell>
          <table:table-cell table:style-name="Default" office:value-type="float" office:value="0.0344511327849508" calcext:value-type="float">
            <text:p>0.034451132784950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975611085891723" calcext:value-type="float">
            <text:p>0.975611085891723</text:p>
          </table:table-cell>
          <table:table-cell table:style-name="Default" office:value-type="float" office:value="0.0107729133588205" calcext:value-type="float">
            <text:p>0.0107729133588205</text:p>
          </table:table-cell>
          <table:table-cell table:style-name="Default" office:value-type="float" office:value="0.956311296224594" calcext:value-type="float">
            <text:p>0.956311296224594</text:p>
          </table:table-cell>
          <table:table-cell table:style-name="Default" office:value-type="float" office:value="0.0189466995534442" calcext:value-type="float">
            <text:p>0.0189466995534442</text:p>
          </table:table-cell>
          <table:table-cell table:style-name="Default" office:value-type="float" office:value="0.996397058963776" calcext:value-type="float">
            <text:p>0.996397058963776</text:p>
          </table:table-cell>
          <table:table-cell table:style-name="Default" office:value-type="float" office:value="0.00550685695194939" calcext:value-type="float">
            <text:p>0.00550685695194939</text:p>
          </table:table-cell>
          <table:table-cell table:style-name="Default" office:value-type="float" office:value="0.972328765392303" calcext:value-type="float">
            <text:p>0.972328765392303</text:p>
          </table:table-cell>
          <table:table-cell table:style-name="Default" office:value-type="float" office:value="0.00971627216022434" calcext:value-type="float">
            <text:p>0.00971627216022434</text:p>
          </table:table-cell>
          <table:table-cell table:style-name="Default" office:value-type="float" office:value="0.960494252443313" calcext:value-type="float">
            <text:p>0.960494252443313</text:p>
          </table:table-cell>
          <table:table-cell table:style-name="Default" office:value-type="float" office:value="0.0186268000197893" calcext:value-type="float">
            <text:p>0.0186268000197893</text:p>
          </table:table-cell>
          <table:table-cell table:style-name="Default" office:value-type="float" office:value="0.985517094135285" calcext:value-type="float">
            <text:p>0.985517094135285</text:p>
          </table:table-cell>
          <table:table-cell table:style-name="Default" office:value-type="float" office:value="0.0207539282158929" calcext:value-type="float">
            <text:p>0.0207539282158929</text:p>
          </table:table-cell>
          <table:table-cell table:style-name="Default" office:value-type="float" office:value="0.966691498756409" calcext:value-type="float">
            <text:p>0.966691498756409</text:p>
          </table:table-cell>
          <table:table-cell table:style-name="Default" office:value-type="float" office:value="0.0197247053565654" calcext:value-type="float">
            <text:p>0.0197247053565654</text:p>
          </table:table-cell>
          <table:table-cell table:style-name="Default" office:value-type="float" office:value="0.951548405885696" calcext:value-type="float">
            <text:p>0.951548405885696</text:p>
          </table:table-cell>
          <table:table-cell table:style-name="Default" office:value-type="float" office:value="0.0282790324633436" calcext:value-type="float">
            <text:p>0.0282790324633436</text:p>
          </table:table-cell>
          <table:table-cell table:style-name="Default" office:value-type="float" office:value="0.982641266584396" calcext:value-type="float">
            <text:p>0.982641266584396</text:p>
          </table:table-cell>
          <table:table-cell table:style-name="Default" office:value-type="float" office:value="0.0177353441182724" calcext:value-type="float">
            <text:p>0.0177353441182724</text:p>
          </table:table-cell>
          <table:table-cell table:style-name="Default" office:value-type="float" office:value="0.964617114067078" calcext:value-type="float">
            <text:p>0.964617114067078</text:p>
          </table:table-cell>
          <table:table-cell table:style-name="Default" office:value-type="float" office:value="0.0192617543917339" calcext:value-type="float">
            <text:p>0.0192617543917339</text:p>
          </table:table-cell>
          <table:table-cell table:style-name="Default" office:value-type="float" office:value="0.947357420921326" calcext:value-type="float">
            <text:p>0.947357420921326</text:p>
          </table:table-cell>
          <table:table-cell table:style-name="Default" office:value-type="float" office:value="0.0350166784199731" calcext:value-type="float">
            <text:p>0.0350166784199731</text:p>
          </table:table-cell>
          <table:table-cell table:style-name="Default" office:value-type="float" office:value="0.983946777582169" calcext:value-type="float">
            <text:p>0.983946777582169</text:p>
          </table:table-cell>
          <table:table-cell table:style-name="Default" office:value-type="float" office:value="0.014147331750792" calcext:value-type="float">
            <text:p>0.014147331750792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969864538908005" calcext:value-type="float">
            <text:p>0.969864538908005</text:p>
          </table:table-cell>
          <table:table-cell table:style-name="Default" office:value-type="float" office:value="0.0175965195082177" calcext:value-type="float">
            <text:p>0.0175965195082177</text:p>
          </table:table-cell>
          <table:table-cell table:style-name="Default" office:value-type="float" office:value="0.952867777347565" calcext:value-type="float">
            <text:p>0.952867777347565</text:p>
          </table:table-cell>
          <table:table-cell table:style-name="Default" office:value-type="float" office:value="0.0229154925826201" calcext:value-type="float">
            <text:p>0.0229154925826201</text:p>
          </table:table-cell>
          <table:table-cell table:style-name="Default" office:value-type="float" office:value="0.987948341369629" calcext:value-type="float">
            <text:p>0.987948341369629</text:p>
          </table:table-cell>
          <table:table-cell table:style-name="Default" office:value-type="float" office:value="0.0118122615874433" calcext:value-type="float">
            <text:p>0.0118122615874433</text:p>
          </table:table-cell>
          <table:table-cell table:style-name="Default" office:value-type="float" office:value="0.975798597335815" calcext:value-type="float">
            <text:p>0.975798597335815</text:p>
          </table:table-cell>
          <table:table-cell table:style-name="Default" office:value-type="float" office:value="0.00862340238066752" calcext:value-type="float">
            <text:p>0.00862340238066752</text:p>
          </table:table-cell>
          <table:table-cell table:style-name="Default" office:value-type="float" office:value="0.968567153215408" calcext:value-type="float">
            <text:p>0.968567153215408</text:p>
          </table:table-cell>
          <table:table-cell table:style-name="Default" office:value-type="float" office:value="0.0194565450590957" calcext:value-type="float">
            <text:p>0.0194565450590957</text:p>
          </table:table-cell>
          <table:table-cell table:style-name="Default" office:value-type="float" office:value="0.9856758248806" calcext:value-type="float">
            <text:p>0.9856758248806</text:p>
          </table:table-cell>
          <table:table-cell table:style-name="Default" office:value-type="float" office:value="0.0165177074768331" calcext:value-type="float">
            <text:p>0.0165177074768331</text:p>
          </table:table-cell>
          <table:table-cell table:style-name="Default" office:value-type="float" office:value="0.962115974426269" calcext:value-type="float">
            <text:p>0.962115974426269</text:p>
          </table:table-cell>
          <table:table-cell table:style-name="Default" office:value-type="float" office:value="0.0135260648087468" calcext:value-type="float">
            <text:p>0.0135260648087468</text:p>
          </table:table-cell>
          <table:table-cell table:style-name="Default" office:value-type="float" office:value="0.95470794081688" calcext:value-type="float">
            <text:p>0.95470794081688</text:p>
          </table:table-cell>
          <table:table-cell table:style-name="Default" office:value-type="float" office:value="0.0307733262891411" calcext:value-type="float">
            <text:p>0.0307733262891411</text:p>
          </table:table-cell>
          <table:table-cell table:style-name="Default" office:value-type="float" office:value="0.971064605712891" calcext:value-type="float">
            <text:p>0.971064605712891</text:p>
          </table:table-cell>
          <table:table-cell table:style-name="Default" office:value-type="float" office:value="0.0151057257748172" calcext:value-type="float">
            <text:p>0.0151057257748172</text:p>
          </table:table-cell>
          <table:table-cell table:style-name="Default" office:value-type="float" office:value="0.965586800575256" calcext:value-type="float">
            <text:p>0.965586800575256</text:p>
          </table:table-cell>
          <table:table-cell table:style-name="Default" office:value-type="float" office:value="0.0152349823701304" calcext:value-type="float">
            <text:p>0.0152349823701304</text:p>
          </table:table-cell>
          <table:table-cell table:style-name="Default" office:value-type="float" office:value="0.954004627466202" calcext:value-type="float">
            <text:p>0.954004627466202</text:p>
          </table:table-cell>
          <table:table-cell table:style-name="Default" office:value-type="float" office:value="0.0263616105246543" calcext:value-type="float">
            <text:p>0.0263616105246543</text:p>
          </table:table-cell>
          <table:table-cell table:style-name="Default" office:value-type="float" office:value="0.979873868227005" calcext:value-type="float">
            <text:p>0.979873868227005</text:p>
          </table:table-cell>
          <table:table-cell table:style-name="Default" office:value-type="float" office:value="0.0118469020642013" calcext:value-type="float">
            <text:p>0.0118469020642013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style-name="Default" office:value-type="float" office:value="0.94890822316122" calcext:value-type="float">
            <text:p>0.94890822316122</text:p>
          </table:table-cell>
          <table:table-cell table:style-name="Default" office:value-type="float" office:value="0.0198554417061251" calcext:value-type="float">
            <text:p>0.0198554417061251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style-name="Default" office:value-type="float" office:value="0.94890822316122" calcext:value-type="float">
            <text:p>0.94890822316122</text:p>
          </table:table-cell>
          <table:table-cell table:style-name="Default" office:value-type="float" office:value="0.0198554417061251" calcext:value-type="float">
            <text:p>0.0198554417061251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style-name="Default" office:value-type="float" office:value="0.94890822316122" calcext:value-type="float">
            <text:p>0.94890822316122</text:p>
          </table:table-cell>
          <table:table-cell table:style-name="Default" office:value-type="float" office:value="0.0198554417061251" calcext:value-type="float">
            <text:p>0.0198554417061251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 table:style-name="Default" office:value-type="float" office:value="0.94890822316122" calcext:value-type="float">
            <text:p>0.94890822316122</text:p>
          </table:table-cell>
          <table:table-cell table:style-name="Default" office:value-type="float" office:value="0.0198554417061251" calcext:value-type="float">
            <text:p>0.0198554417061251</text:p>
          </table:table-cell>
          <table:table-cell table:style-name="Default" office:value-type="float" office:value="0.942997214440485" calcext:value-type="float">
            <text:p>0.942997214440485</text:p>
          </table:table-cell>
          <table:table-cell table:style-name="Default" office:value-type="float" office:value="0.0209821357285038" calcext:value-type="float">
            <text:p>0.020982135728503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VOWEL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88115884065628" calcext:value-type="float">
            <text:p>0.588115884065628</text:p>
          </table:table-cell>
          <table:table-cell table:style-name="Default" office:value-type="float" office:value="0.0637515080302695" calcext:value-type="float">
            <text:p>0.0637515080302695</text:p>
          </table:table-cell>
          <table:table-cell table:style-name="Default" office:value-type="float" office:value="0.750504333972931" calcext:value-type="float">
            <text:p>0.750504333972931</text:p>
          </table:table-cell>
          <table:table-cell table:style-name="Default" office:value-type="float" office:value="0.0712808345631499" calcext:value-type="float">
            <text:p>0.0712808345631499</text:p>
          </table:table-cell>
          <table:table-cell table:style-name="Default" office:value-type="float" office:value="0.36732915610075" calcext:value-type="float">
            <text:p>0.36732915610075</text:p>
          </table:table-cell>
          <table:table-cell table:style-name="Default" office:value-type="float" office:value="0.124675252274313" calcext:value-type="float">
            <text:p>0.124675252274313</text:p>
          </table:table-cell>
          <table:table-cell table:style-name="Default" office:value-type="float" office:value="0.634887132048607" calcext:value-type="float">
            <text:p>0.634887132048607</text:p>
          </table:table-cell>
          <table:table-cell table:style-name="Default" office:value-type="float" office:value="0.0448241903433743" calcext:value-type="float">
            <text:p>0.0448241903433743</text:p>
          </table:table-cell>
          <table:table-cell table:style-name="Default" office:value-type="float" office:value="0.778168224096298" calcext:value-type="float">
            <text:p>0.778168224096298</text:p>
          </table:table-cell>
          <table:table-cell table:style-name="Default" office:value-type="float" office:value="0.11137421522586" calcext:value-type="float">
            <text:p>0.11137421522586</text:p>
          </table:table-cell>
          <table:table-cell table:style-name="Default" office:value-type="float" office:value="0.42851173684001" calcext:value-type="float">
            <text:p>0.42851173684001</text:p>
          </table:table-cell>
          <table:table-cell table:style-name="Default" office:value-type="float" office:value="0.163468843975695" calcext:value-type="float">
            <text:p>0.163468843975695</text:p>
          </table:table-cell>
          <table:table-cell table:style-name="Default" office:value-type="float" office:value="0.555491976030171" calcext:value-type="float">
            <text:p>0.555491976030171</text:p>
          </table:table-cell>
          <table:table-cell table:style-name="Default" office:value-type="float" office:value="0.0651138934081734" calcext:value-type="float">
            <text:p>0.0651138934081734</text:p>
          </table:table-cell>
          <table:table-cell table:style-name="Default" office:value-type="float" office:value="0.680992687568069" calcext:value-type="float">
            <text:p>0.680992687568069</text:p>
          </table:table-cell>
          <table:table-cell table:style-name="Default" office:value-type="float" office:value="0.0853467617895738" calcext:value-type="float">
            <text:p>0.0853467617895738</text:p>
          </table:table-cell>
          <table:table-cell table:style-name="Default" office:value-type="float" office:value="0.34676137983799" calcext:value-type="float">
            <text:p>0.34676137983799</text:p>
          </table:table-cell>
          <table:table-cell table:style-name="Default" office:value-type="float" office:value="0.123036871204381" calcext:value-type="float">
            <text:p>0.123036871204381</text:p>
          </table:table-cell>
          <table:table-cell table:style-name="Default" office:value-type="float" office:value="0.623177778720856" calcext:value-type="float">
            <text:p>0.623177778720856</text:p>
          </table:table-cell>
          <table:table-cell table:style-name="Default" office:value-type="float" office:value="0.0267958753515973" calcext:value-type="float">
            <text:p>0.0267958753515973</text:p>
          </table:table-cell>
          <table:table-cell table:style-name="Default" office:value-type="float" office:value="0.741659257411957" calcext:value-type="float">
            <text:p>0.741659257411957</text:p>
          </table:table-cell>
          <table:table-cell table:style-name="Default" office:value-type="float" office:value="0.0561105228538491" calcext:value-type="float">
            <text:p>0.0561105228538491</text:p>
          </table:table-cell>
          <table:table-cell table:style-name="Default" office:value-type="float" office:value="0.445180900543928" calcext:value-type="float">
            <text:p>0.445180900543928</text:p>
          </table:table-cell>
          <table:table-cell table:style-name="Default" office:value-type="float" office:value="0.116687400433777" calcext:value-type="float">
            <text:p>0.11668740043377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47595355510712" calcext:value-type="float">
            <text:p>0.747595355510712</text:p>
          </table:table-cell>
          <table:table-cell table:style-name="Default" office:value-type="float" office:value="0.053067339361766" calcext:value-type="float">
            <text:p>0.053067339361766</text:p>
          </table:table-cell>
          <table:table-cell table:style-name="Default" office:value-type="float" office:value="0.797917748689652" calcext:value-type="float">
            <text:p>0.797917748689652</text:p>
          </table:table-cell>
          <table:table-cell table:style-name="Default" office:value-type="float" office:value="0.0300079033599655" calcext:value-type="float">
            <text:p>0.0300079033599655</text:p>
          </table:table-cell>
          <table:table-cell table:style-name="Default" office:value-type="float" office:value="0.681290358901024" calcext:value-type="float">
            <text:p>0.681290358901024</text:p>
          </table:table-cell>
          <table:table-cell table:style-name="Default" office:value-type="float" office:value="0.0942717805526292" calcext:value-type="float">
            <text:p>0.0942717805526292</text:p>
          </table:table-cell>
          <table:table-cell table:style-name="Default" office:value-type="float" office:value="0.766147367954254" calcext:value-type="float">
            <text:p>0.766147367954254</text:p>
          </table:table-cell>
          <table:table-cell table:style-name="Default" office:value-type="float" office:value="0.0220471973357926" calcext:value-type="float">
            <text:p>0.0220471973357926</text:p>
          </table:table-cell>
          <table:table-cell table:style-name="Default" office:value-type="float" office:value="0.825868407487869" calcext:value-type="float">
            <text:p>0.825868407487869</text:p>
          </table:table-cell>
          <table:table-cell table:style-name="Default" office:value-type="float" office:value="0.0249404680664013" calcext:value-type="float">
            <text:p>0.0249404680664013</text:p>
          </table:table-cell>
          <table:table-cell table:style-name="Default" office:value-type="float" office:value="0.6796512144804" calcext:value-type="float">
            <text:p>0.6796512144804</text:p>
          </table:table-cell>
          <table:table-cell table:style-name="Default" office:value-type="float" office:value="0.073325314365162" calcext:value-type="float">
            <text:p>0.073325314365162</text:p>
          </table:table-cell>
          <table:table-cell table:style-name="Default" office:value-type="float" office:value="0.743871231079101" calcext:value-type="float">
            <text:p>0.743871231079101</text:p>
          </table:table-cell>
          <table:table-cell table:style-name="Default" office:value-type="float" office:value="0.0483730170744695" calcext:value-type="float">
            <text:p>0.0483730170744695</text:p>
          </table:table-cell>
          <table:table-cell table:style-name="Default" office:value-type="float" office:value="0.789500831365585" calcext:value-type="float">
            <text:p>0.789500831365585</text:p>
          </table:table-cell>
          <table:table-cell table:style-name="Default" office:value-type="float" office:value="0.0381169511037035" calcext:value-type="float">
            <text:p>0.0381169511037035</text:p>
          </table:table-cell>
          <table:table-cell table:style-name="Default" office:value-type="float" office:value="0.66263770878315" calcext:value-type="float">
            <text:p>0.66263770878315</text:p>
          </table:table-cell>
          <table:table-cell table:style-name="Default" office:value-type="float" office:value="0.0546584668535929" calcext:value-type="float">
            <text:p>0.0546584668535929</text:p>
          </table:table-cell>
          <table:table-cell table:style-name="Default" office:value-type="float" office:value="0.710982714295387" calcext:value-type="float">
            <text:p>0.710982714295387</text:p>
          </table:table-cell>
          <table:table-cell table:style-name="Default" office:value-type="float" office:value="0.0457396360542407" calcext:value-type="float">
            <text:p>0.0457396360542407</text:p>
          </table:table-cell>
          <table:table-cell table:style-name="Default" office:value-type="float" office:value="0.761637705564499" calcext:value-type="float">
            <text:p>0.761637705564499</text:p>
          </table:table-cell>
          <table:table-cell table:style-name="Default" office:value-type="float" office:value="0.0376699109156421" calcext:value-type="float">
            <text:p>0.0376699109156421</text:p>
          </table:table-cell>
          <table:table-cell table:style-name="Default" office:value-type="float" office:value="0.623543914556503" calcext:value-type="float">
            <text:p>0.623543914556503</text:p>
          </table:table-cell>
          <table:table-cell table:style-name="Default" office:value-type="float" office:value="0.0653958905559247" calcext:value-type="float">
            <text:p>0.065395890555924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table:number-columns-spanned="2" table:number-rows-spanned="1"/>
          <table:covered-table-cell/>
          <table:table-cell table:number-columns-repeated="989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5" office:value-type="float" office:value="0.825588212013245" calcext:value-type="float">
            <text:p>0.825588212013245</text:p>
          </table:table-cell>
          <table:table-cell table:style-name="ce5" office:value-type="float" office:value="0.0456540543519946" calcext:value-type="float">
            <text:p>0.0456540543519946</text:p>
          </table:table-cell>
          <table:table-cell table:style-name="ce5" office:value-type="float" office:value="0.85235363483429" calcext:value-type="float">
            <text:p>0.85235363483429</text:p>
          </table:table-cell>
          <table:table-cell table:style-name="ce5" office:value-type="float" office:value="0.030468380361783" calcext:value-type="float">
            <text:p>0.030468380361783</text:p>
          </table:table-cell>
          <table:table-cell table:style-name="ce5" office:value-type="float" office:value="0.801072524785995" calcext:value-type="float">
            <text:p>0.801072524785995</text:p>
          </table:table-cell>
          <table:table-cell table:style-name="ce5" office:value-type="float" office:value="0.0590410192884493" calcext:value-type="float">
            <text:p>0.0590410192884493</text:p>
          </table:table-cell>
          <table:table-cell table:style-name="ce5" office:value-type="float" office:value="0.832028640508652" calcext:value-type="float">
            <text:p>0.832028640508652</text:p>
          </table:table-cell>
          <table:table-cell table:style-name="ce5" office:value-type="float" office:value="0.0457189451060702" calcext:value-type="float">
            <text:p>0.0457189451060702</text:p>
          </table:table-cell>
          <table:table-cell table:style-name="ce5" office:value-type="float" office:value="0.865869778394699" calcext:value-type="float">
            <text:p>0.865869778394699</text:p>
          </table:table-cell>
          <table:table-cell table:style-name="ce5" office:value-type="float" office:value="0.0408632142227795" calcext:value-type="float">
            <text:p>0.0408632142227795</text:p>
          </table:table-cell>
          <table:table-cell table:style-name="ce5" office:value-type="float" office:value="0.774888389110565" calcext:value-type="float">
            <text:p>0.774888389110565</text:p>
          </table:table-cell>
          <table:table-cell table:style-name="ce5" office:value-type="float" office:value="0.0870499648983026" calcext:value-type="float">
            <text:p>0.0870499648983026</text:p>
          </table:table-cell>
          <table:table-cell table:style-name="Default" office:value-type="float" office:value="0.741341333985329" calcext:value-type="float">
            <text:p>0.741341333985329</text:p>
          </table:table-cell>
          <table:table-cell table:style-name="Default" office:value-type="float" office:value="0.0500008539249758" calcext:value-type="float">
            <text:p>0.0500008539249758</text:p>
          </table:table-cell>
          <table:table-cell table:style-name="Default" office:value-type="float" office:value="0.7785928606987" calcext:value-type="float">
            <text:p>0.7785928606987</text:p>
          </table:table-cell>
          <table:table-cell table:style-name="Default" office:value-type="float" office:value="0.0394614756604846" calcext:value-type="float">
            <text:p>0.0394614756604846</text:p>
          </table:table-cell>
          <table:table-cell table:style-name="Default" office:value-type="float" office:value="0.692682303786278" calcext:value-type="float">
            <text:p>0.692682303786278</text:p>
          </table:table-cell>
          <table:table-cell table:style-name="Default" office:value-type="float" office:value="0.0727858576102831" calcext:value-type="float">
            <text:p>0.0727858576102831</text:p>
          </table:table-cell>
          <table:table-cell table:style-name="Default" office:value-type="float" office:value="0.755459986925125" calcext:value-type="float">
            <text:p>0.755459986925125</text:p>
          </table:table-cell>
          <table:table-cell table:style-name="Default" office:value-type="float" office:value="0.0429916450997224" calcext:value-type="float">
            <text:p>0.0429916450997224</text:p>
          </table:table-cell>
          <table:table-cell table:style-name="Default" office:value-type="float" office:value="0.78390643954277" calcext:value-type="float">
            <text:p>0.78390643954277</text:p>
          </table:table-cell>
          <table:table-cell table:style-name="Default" office:value-type="float" office:value="0.0427586789791465" calcext:value-type="float">
            <text:p>0.0427586789791465</text:p>
          </table:table-cell>
          <table:table-cell table:style-name="Default" office:value-type="float" office:value="0.709790233373642" calcext:value-type="float">
            <text:p>0.709790233373642</text:p>
          </table:table-cell>
          <table:table-cell table:style-name="Default" office:value-type="float" office:value="0.0568480014325302" calcext:value-type="float">
            <text:p>0.0568480014325302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876025952100754" calcext:value-type="float">
            <text:p>0.876025952100754</text:p>
          </table:table-cell>
          <table:table-cell table:style-name="Default" office:value-type="float" office:value="0.0242509937936031" calcext:value-type="float">
            <text:p>0.0242509937936031</text:p>
          </table:table-cell>
          <table:table-cell table:style-name="Default" office:value-type="float" office:value="0.891689419746399" calcext:value-type="float">
            <text:p>0.891689419746399</text:p>
          </table:table-cell>
          <table:table-cell table:style-name="Default" office:value-type="float" office:value="0.0168652297301251" calcext:value-type="float">
            <text:p>0.0168652297301251</text:p>
          </table:table-cell>
          <table:table-cell table:style-name="Default" office:value-type="float" office:value="0.853998159170151" calcext:value-type="float">
            <text:p>0.853998159170151</text:p>
          </table:table-cell>
          <table:table-cell table:style-name="Default" office:value-type="float" office:value="0.0358072496947249" calcext:value-type="float">
            <text:p>0.0358072496947249</text:p>
          </table:table-cell>
          <table:table-cell table:style-name="Default" office:value-type="float" office:value="0.868377511501312" calcext:value-type="float">
            <text:p>0.868377511501312</text:p>
          </table:table-cell>
          <table:table-cell table:style-name="Default" office:value-type="float" office:value="0.0237515052204716" calcext:value-type="float">
            <text:p>0.0237515052204716</text:p>
          </table:table-cell>
          <table:table-cell table:style-name="Default" office:value-type="float" office:value="0.881373096704483" calcext:value-type="float">
            <text:p>0.881373096704483</text:p>
          </table:table-cell>
          <table:table-cell table:style-name="Default" office:value-type="float" office:value="0.0194813083949435" calcext:value-type="float">
            <text:p>0.0194813083949435</text:p>
          </table:table-cell>
          <table:table-cell table:style-name="Default" office:value-type="float" office:value="0.85410663485527" calcext:value-type="float">
            <text:p>0.85410663485527</text:p>
          </table:table-cell>
          <table:table-cell table:style-name="Default" office:value-type="float" office:value="0.0292263723687657" calcext:value-type="float">
            <text:p>0.0292263723687657</text:p>
          </table:table-cell>
          <table:table-cell table:style-name="ce5" office:value-type="float" office:value="0.773352833390236" calcext:value-type="float">
            <text:p>0.773352833390236</text:p>
          </table:table-cell>
          <table:table-cell table:style-name="ce5" office:value-type="float" office:value="0.103641812763001" calcext:value-type="float">
            <text:p>0.103641812763001</text:p>
          </table:table-cell>
          <table:table-cell table:style-name="ce5" office:value-type="float" office:value="0.805162200629711" calcext:value-type="float">
            <text:p>0.805162200629711</text:p>
          </table:table-cell>
          <table:table-cell table:style-name="ce5" office:value-type="float" office:value="0.0832487719678428" calcext:value-type="float">
            <text:p>0.0832487719678428</text:p>
          </table:table-cell>
          <table:table-cell table:style-name="ce5" office:value-type="float" office:value="0.737254929244518" calcext:value-type="float">
            <text:p>0.737254929244518</text:p>
          </table:table-cell>
          <table:table-cell table:style-name="ce5" office:value-type="float" office:value="0.124237837472185" calcext:value-type="float">
            <text:p>0.124237837472185</text:p>
          </table:table-cell>
          <table:table-cell table:style-name="ce5" office:value-type="float" office:value="0.847225515842438" calcext:value-type="float">
            <text:p>0.847225515842438</text:p>
          </table:table-cell>
          <table:table-cell table:style-name="ce5" office:value-type="float" office:value="0.0379748662545039" calcext:value-type="float">
            <text:p>0.0379748662545039</text:p>
          </table:table-cell>
          <table:table-cell table:style-name="ce5" office:value-type="float" office:value="0.86865513920784" calcext:value-type="float">
            <text:p>0.86865513920784</text:p>
          </table:table-cell>
          <table:table-cell table:style-name="ce5" office:value-type="float" office:value="0.0329646171311824" calcext:value-type="float">
            <text:p>0.0329646171311824</text:p>
          </table:table-cell>
          <table:table-cell table:style-name="ce5" office:value-type="float" office:value="0.81643031001091" calcext:value-type="float">
            <text:p>0.81643031001091</text:p>
          </table:table-cell>
          <table:table-cell table:style-name="ce5" office:value-type="float" office:value="0.0494696268570321" calcext:value-type="float">
            <text:p>0.0494696268570321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style-name="Default" office:value-type="float" office:value="0.819925682050349" calcext:value-type="float">
            <text:p>0.819925682050349</text:p>
          </table:table-cell>
          <table:table-cell table:style-name="Default" office:value-type="float" office:value="0.0233638595915178" calcext:value-type="float">
            <text:p>0.0233638595915178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style-name="Default" office:value-type="float" office:value="0.819925682050349" calcext:value-type="float">
            <text:p>0.819925682050349</text:p>
          </table:table-cell>
          <table:table-cell table:style-name="Default" office:value-type="float" office:value="0.0233638595915178" calcext:value-type="float">
            <text:p>0.0233638595915178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style-name="Default" office:value-type="float" office:value="0.819925682050349" calcext:value-type="float">
            <text:p>0.819925682050349</text:p>
          </table:table-cell>
          <table:table-cell table:style-name="Default" office:value-type="float" office:value="0.0233638595915178" calcext:value-type="float">
            <text:p>0.0233638595915178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 table:style-name="Default" office:value-type="float" office:value="0.819925682050349" calcext:value-type="float">
            <text:p>0.819925682050349</text:p>
          </table:table-cell>
          <table:table-cell table:style-name="Default" office:value-type="float" office:value="0.0233638595915178" calcext:value-type="float">
            <text:p>0.0233638595915178</text:p>
          </table:table-cell>
          <table:table-cell table:style-name="Default" office:value-type="float" office:value="0.792406873390725" calcext:value-type="float">
            <text:p>0.792406873390725</text:p>
          </table:table-cell>
          <table:table-cell table:style-name="Default" office:value-type="float" office:value="0.0177549617101818" calcext:value-type="float">
            <text:p>0.017754961710181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 table:number-rows-repeated="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WINE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 office:value-type="float" office:value="0.982111110687256" calcext:value-type="float">
            <text:p>0.982111110687256</text:p>
          </table:table-cell>
          <table:table-cell table:style-name="Default" office:value-type="float" office:value="0.0134641723948556" calcext:value-type="float">
            <text:p>0.0134641723948556</text:p>
          </table:table-cell>
          <table:table-cell table:style-name="Default" office:value-type="float" office:value="0.966277778148651" calcext:value-type="float">
            <text:p>0.966277778148651</text:p>
          </table:table-cell>
          <table:table-cell table:style-name="Default" office:value-type="float" office:value="0.0570937338461711" calcext:value-type="float">
            <text:p>0.0570937338461711</text:p>
          </table:table-cell>
          <table:table-cell table:style-name="Default" office:value-type="float" office:value="0.827388890981674" calcext:value-type="float">
            <text:p>0.827388890981674</text:p>
          </table:table-cell>
          <table:table-cell table:style-name="Default" office:value-type="float" office:value="0.222179584172852" calcext:value-type="float">
            <text:p>0.222179584172852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  <table:table-cell table:style-name="ce5" office:value-type="float" office:value="0.963500000238419" calcext:value-type="float">
            <text:p>0.963500000238419</text:p>
          </table:table-cell>
          <table:table-cell table:style-name="ce5" office:value-type="float" office:value="0.0327175056750961" calcext:value-type="float">
            <text:p>0.0327175056750961</text:p>
          </table:table-cell>
          <table:table-cell table:style-name="ce5" office:value-type="float" office:value="0.966753968000412" calcext:value-type="float">
            <text:p>0.966753968000412</text:p>
          </table:table-cell>
          <table:table-cell table:style-name="ce5" office:value-type="float" office:value="0.0299346407300742" calcext:value-type="float">
            <text:p>0.0299346407300742</text:p>
          </table:table-cell>
          <table:table-cell table:style-name="ce5" office:value-type="float" office:value="0.90566666841507" calcext:value-type="float">
            <text:p>0.90566666841507</text:p>
          </table:table-cell>
          <table:table-cell table:style-name="ce5" office:value-type="float" office:value="0.142939550327241" calcext:value-type="float">
            <text:p>0.142939550327241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  <table:table-cell table:style-name="Default" office:value-type="float" office:value="0.975500000715256" calcext:value-type="float">
            <text:p>0.975500000715256</text:p>
          </table:table-cell>
          <table:table-cell table:style-name="Default" office:value-type="float" office:value="0.0213386128882311" calcext:value-type="float">
            <text:p>0.0213386128882311</text:p>
          </table:table-cell>
          <table:table-cell table:style-name="Default" office:value-type="float" office:value="0.982444444894791" calcext:value-type="float">
            <text:p>0.982444444894791</text:p>
          </table:table-cell>
          <table:table-cell table:style-name="Default" office:value-type="float" office:value="0.0162829911339239" calcext:value-type="float">
            <text:p>0.0162829911339239</text:p>
          </table:table-cell>
          <table:table-cell table:style-name="Default" office:value-type="float" office:value="0.900611111670732" calcext:value-type="float">
            <text:p>0.900611111670732</text:p>
          </table:table-cell>
          <table:table-cell table:style-name="Default" office:value-type="float" office:value="0.240129395238462" calcext:value-type="float">
            <text:p>0.240129395238462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  <table:table-cell table:style-name="Default" office:value-type="float" office:value="0.959888889789581" calcext:value-type="float">
            <text:p>0.959888889789581</text:p>
          </table:table-cell>
          <table:table-cell table:style-name="Default" office:value-type="float" office:value="0.0314826989307073" calcext:value-type="float">
            <text:p>0.0314826989307073</text:p>
          </table:table-cell>
          <table:table-cell table:style-name="Default" office:value-type="float" office:value="0.981666667461395" calcext:value-type="float">
            <text:p>0.981666667461395</text:p>
          </table:table-cell>
          <table:table-cell table:style-name="Default" office:value-type="float" office:value="0.017177360210968" calcext:value-type="float">
            <text:p>0.017177360210968</text:p>
          </table:table-cell>
          <table:table-cell table:style-name="Default" office:value-type="float" office:value="0.927555558681488" calcext:value-type="float">
            <text:p>0.927555558681488</text:p>
          </table:table-cell>
          <table:table-cell table:style-name="Default" office:value-type="float" office:value="0.0629094957330133" calcext:value-type="float">
            <text:p>0.0629094957330133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  <table:table-cell table:style-name="Default" office:value-type="float" office:value="0.978166666030884" calcext:value-type="float">
            <text:p>0.978166666030884</text:p>
          </table:table-cell>
          <table:table-cell table:style-name="Default" office:value-type="float" office:value="0.0137752013087648" calcext:value-type="float">
            <text:p>0.0137752013087648</text:p>
          </table:table-cell>
          <table:table-cell table:style-name="Default" office:value-type="float" office:value="0.977388888597488" calcext:value-type="float">
            <text:p>0.977388888597488</text:p>
          </table:table-cell>
          <table:table-cell table:style-name="Default" office:value-type="float" office:value="0.0142097387122204" calcext:value-type="float">
            <text:p>0.0142097387122204</text:p>
          </table:table-cell>
          <table:table-cell table:style-name="Default" office:value-type="float" office:value="0.960833333730698" calcext:value-type="float">
            <text:p>0.960833333730698</text:p>
          </table:table-cell>
          <table:table-cell table:style-name="Default" office:value-type="float" office:value="0.0345064393540083" calcext:value-type="float">
            <text:p>0.0345064393540083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 office:value-type="float" office:value="0.982388888597488" calcext:value-type="float">
            <text:p>0.982388888597488</text:p>
          </table:table-cell>
          <table:table-cell table:style-name="Default" office:value-type="float" office:value="0.00890294019567835" calcext:value-type="float">
            <text:p>0.00890294019567835</text:p>
          </table:table-cell>
          <table:table-cell table:style-name="Default" office:value-type="float" office:value="0.966388889551162" calcext:value-type="float">
            <text:p>0.966388889551162</text:p>
          </table:table-cell>
          <table:table-cell table:style-name="Default" office:value-type="float" office:value="0.0563888890226486" calcext:value-type="float">
            <text:p>0.0563888890226486</text:p>
          </table:table-cell>
          <table:table-cell table:style-name="Default" office:value-type="float" office:value="0.843666668236256" calcext:value-type="float">
            <text:p>0.843666668236256</text:p>
          </table:table-cell>
          <table:table-cell table:style-name="Default" office:value-type="float" office:value="0.226503099096253" calcext:value-type="float">
            <text:p>0.226503099096253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  <table:table-cell table:style-name="Default" office:value-type="float" office:value="0.982444444894791" calcext:value-type="float">
            <text:p>0.982444444894791</text:p>
          </table:table-cell>
          <table:table-cell table:style-name="Default" office:value-type="float" office:value="0.0132758011239995" calcext:value-type="float">
            <text:p>0.0132758011239995</text:p>
          </table:table-cell>
          <table:table-cell table:style-name="Default" office:value-type="float" office:value="0.984666666984558" calcext:value-type="float">
            <text:p>0.984666666984558</text:p>
          </table:table-cell>
          <table:table-cell table:style-name="Default" office:value-type="float" office:value="0.0141403889271506" calcext:value-type="float">
            <text:p>0.0141403889271506</text:p>
          </table:table-cell>
          <table:table-cell table:style-name="Default" office:value-type="float" office:value="0.91500000089407" calcext:value-type="float">
            <text:p>0.91500000089407</text:p>
          </table:table-cell>
          <table:table-cell table:style-name="Default" office:value-type="float" office:value="0.13283889544327" calcext:value-type="float">
            <text:p>0.13283889544327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  <table:table-cell table:style-name="Default" office:value-type="float" office:value="0.982388888597488" calcext:value-type="float">
            <text:p>0.982388888597488</text:p>
          </table:table-cell>
          <table:table-cell table:style-name="Default" office:value-type="float" office:value="0.0133427045404159" calcext:value-type="float">
            <text:p>0.0133427045404159</text:p>
          </table:table-cell>
          <table:table-cell table:style-name="Default" office:value-type="float" office:value="0.980333333015442" calcext:value-type="float">
            <text:p>0.980333333015442</text:p>
          </table:table-cell>
          <table:table-cell table:style-name="Default" office:value-type="float" office:value="0.0150045253042042" calcext:value-type="float">
            <text:p>0.0150045253042042</text:p>
          </table:table-cell>
          <table:table-cell table:style-name="Default" office:value-type="float" office:value="0.929833333790302" calcext:value-type="float">
            <text:p>0.929833333790302</text:p>
          </table:table-cell>
          <table:table-cell table:style-name="Default" office:value-type="float" office:value="0.152592420498326" calcext:value-type="float">
            <text:p>0.152592420498326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style-name="Default" office:value-type="float" office:value="0.949069841269841" calcext:value-type="float">
            <text:p>0.949069841269841</text:p>
          </table:table-cell>
          <table:table-cell table:style-name="Default" office:value-type="float" office:value="0.0234479337944166" calcext:value-type="float">
            <text:p>0.0234479337944166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style-name="Default" office:value-type="float" office:value="0.949069841269841" calcext:value-type="float">
            <text:p>0.949069841269841</text:p>
          </table:table-cell>
          <table:table-cell table:style-name="Default" office:value-type="float" office:value="0.0234479337944166" calcext:value-type="float">
            <text:p>0.0234479337944166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style-name="Default" office:value-type="float" office:value="0.949069841269841" calcext:value-type="float">
            <text:p>0.949069841269841</text:p>
          </table:table-cell>
          <table:table-cell table:style-name="Default" office:value-type="float" office:value="0.0234479337944166" calcext:value-type="float">
            <text:p>0.0234479337944166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 table:style-name="Default" office:value-type="float" office:value="0.949069841269841" calcext:value-type="float">
            <text:p>0.949069841269841</text:p>
          </table:table-cell>
          <table:table-cell table:style-name="Default" office:value-type="float" office:value="0.0234479337944166" calcext:value-type="float">
            <text:p>0.0234479337944166</text:p>
          </table:table-cell>
          <table:table-cell table:style-name="Default" office:value-type="float" office:value="0.926531746031746" calcext:value-type="float">
            <text:p>0.926531746031746</text:p>
          </table:table-cell>
          <table:table-cell table:style-name="Default" office:value-type="float" office:value="0.0335190038718238" calcext:value-type="float">
            <text:p>0.033519003871823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HILLVALLEY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VEHICLE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15306032896042" calcext:value-type="float">
            <text:p>0.615306032896042</text:p>
          </table:table-cell>
          <table:table-cell table:style-name="Default" office:value-type="float" office:value="0.0143233709634013" calcext:value-type="float">
            <text:p>0.0143233709634013</text:p>
          </table:table-cell>
          <table:table-cell table:style-name="Default" office:value-type="float" office:value="0.6879585313797" calcext:value-type="float">
            <text:p>0.6879585313797</text:p>
          </table:table-cell>
          <table:table-cell table:style-name="Default" office:value-type="float" office:value="0.0177591285834195" calcext:value-type="float">
            <text:p>0.0177591285834195</text:p>
          </table:table-cell>
          <table:table-cell table:style-name="Default" office:value-type="float" office:value="0.455925829410553" calcext:value-type="float">
            <text:p>0.455925829410553</text:p>
          </table:table-cell>
          <table:table-cell table:style-name="Default" office:value-type="float" office:value="0.051585788774217" calcext:value-type="float">
            <text:p>0.051585788774217</text:p>
          </table:table-cell>
          <table:table-cell table:style-name="Default" office:value-type="float" office:value="0.624290283918381" calcext:value-type="float">
            <text:p>0.624290283918381</text:p>
          </table:table-cell>
          <table:table-cell table:style-name="Default" office:value-type="float" office:value="0.0187420081219528" calcext:value-type="float">
            <text:p>0.0187420081219528</text:p>
          </table:table-cell>
          <table:table-cell table:style-name="Default" office:value-type="float" office:value="0.696660327911377" calcext:value-type="float">
            <text:p>0.696660327911377</text:p>
          </table:table-cell>
          <table:table-cell table:style-name="Default" office:value-type="float" office:value="0.026935098990402" calcext:value-type="float">
            <text:p>0.026935098990402</text:p>
          </table:table-cell>
          <table:table-cell table:style-name="Default" office:value-type="float" office:value="0.458261792063713" calcext:value-type="float">
            <text:p>0.458261792063713</text:p>
          </table:table-cell>
          <table:table-cell table:style-name="Default" office:value-type="float" office:value="0.034979166218942" calcext:value-type="float">
            <text:p>0.034979166218942</text:p>
          </table:table-cell>
          <table:table-cell table:style-name="Default" office:value-type="float" office:value="0.601860518455505" calcext:value-type="float">
            <text:p>0.601860518455505</text:p>
          </table:table-cell>
          <table:table-cell table:style-name="Default" office:value-type="float" office:value="0.0111155920152225" calcext:value-type="float">
            <text:p>0.0111155920152225</text:p>
          </table:table-cell>
          <table:table-cell table:style-name="Default" office:value-type="float" office:value="0.687684444189072" calcext:value-type="float">
            <text:p>0.687684444189072</text:p>
          </table:table-cell>
          <table:table-cell table:style-name="Default" office:value-type="float" office:value="0.0245598357142617" calcext:value-type="float">
            <text:p>0.0245598357142617</text:p>
          </table:table-cell>
          <table:table-cell table:style-name="Default" office:value-type="float" office:value="0.416648570895195" calcext:value-type="float">
            <text:p>0.416648570895195</text:p>
          </table:table-cell>
          <table:table-cell table:style-name="Default" office:value-type="float" office:value="0.0406668904119904" calcext:value-type="float">
            <text:p>0.0406668904119904</text:p>
          </table:table-cell>
          <table:table-cell table:style-name="Default" office:value-type="float" office:value="0.609322056770325" calcext:value-type="float">
            <text:p>0.609322056770325</text:p>
          </table:table-cell>
          <table:table-cell table:style-name="Default" office:value-type="float" office:value="0.03950931482854" calcext:value-type="float">
            <text:p>0.03950931482854</text:p>
          </table:table-cell>
          <table:table-cell table:style-name="Default" office:value-type="float" office:value="0.678772510290146" calcext:value-type="float">
            <text:p>0.678772510290146</text:p>
          </table:table-cell>
          <table:table-cell table:style-name="Default" office:value-type="float" office:value="0.0258632419581903" calcext:value-type="float">
            <text:p>0.0258632419581903</text:p>
          </table:table-cell>
          <table:table-cell table:style-name="Default" office:value-type="float" office:value="0.433988120257854" calcext:value-type="float">
            <text:p>0.433988120257854</text:p>
          </table:table-cell>
          <table:table-cell table:style-name="Default" office:value-type="float" office:value="0.0960940203668228" calcext:value-type="float">
            <text:p>0.096094020366822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29835332632065" calcext:value-type="float">
            <text:p>0.629835332632065</text:p>
          </table:table-cell>
          <table:table-cell table:style-name="Default" office:value-type="float" office:value="0.0119550797302048" calcext:value-type="float">
            <text:p>0.0119550797302048</text:p>
          </table:table-cell>
          <table:table-cell table:style-name="Default" office:value-type="float" office:value="0.703739914894104" calcext:value-type="float">
            <text:p>0.703739914894104</text:p>
          </table:table-cell>
          <table:table-cell table:style-name="Default" office:value-type="float" office:value="0.0215710776308499" calcext:value-type="float">
            <text:p>0.0215710776308499</text:p>
          </table:table-cell>
          <table:table-cell table:style-name="Default" office:value-type="float" office:value="0.493894147276878" calcext:value-type="float">
            <text:p>0.493894147276878</text:p>
          </table:table-cell>
          <table:table-cell table:style-name="Default" office:value-type="float" office:value="0.031515671200318" calcext:value-type="float">
            <text:p>0.031515671200318</text:p>
          </table:table-cell>
          <table:table-cell table:style-name="Default" office:value-type="float" office:value="0.634010323286057" calcext:value-type="float">
            <text:p>0.634010323286057</text:p>
          </table:table-cell>
          <table:table-cell table:style-name="Default" office:value-type="float" office:value="0.0157484549801117" calcext:value-type="float">
            <text:p>0.0157484549801117</text:p>
          </table:table-cell>
          <table:table-cell table:style-name="Default" office:value-type="float" office:value="0.7085282766819" calcext:value-type="float">
            <text:p>0.7085282766819</text:p>
          </table:table-cell>
          <table:table-cell table:style-name="Default" office:value-type="float" office:value="0.0265900635308056" calcext:value-type="float">
            <text:p>0.0265900635308056</text:p>
          </table:table-cell>
          <table:table-cell table:style-name="Default" office:value-type="float" office:value="0.488257170915604" calcext:value-type="float">
            <text:p>0.488257170915604</text:p>
          </table:table-cell>
          <table:table-cell table:style-name="Default" office:value-type="float" office:value="0.0284403983130089" calcext:value-type="float">
            <text:p>0.0284403983130089</text:p>
          </table:table-cell>
          <table:table-cell table:style-name="Default" office:value-type="float" office:value="0.619850424528122" calcext:value-type="float">
            <text:p>0.619850424528122</text:p>
          </table:table-cell>
          <table:table-cell table:style-name="Default" office:value-type="float" office:value="0.0167223443484426" calcext:value-type="float">
            <text:p>0.0167223443484426</text:p>
          </table:table-cell>
          <table:table-cell table:style-name="Default" office:value-type="float" office:value="0.680833692550659" calcext:value-type="float">
            <text:p>0.680833692550659</text:p>
          </table:table-cell>
          <table:table-cell table:style-name="Default" office:value-type="float" office:value="0.0259676944287177" calcext:value-type="float">
            <text:p>0.0259676944287177</text:p>
          </table:table-cell>
          <table:table-cell table:style-name="Default" office:value-type="float" office:value="0.484143767952919" calcext:value-type="float">
            <text:p>0.484143767952919</text:p>
          </table:table-cell>
          <table:table-cell table:style-name="Default" office:value-type="float" office:value="0.0258207740830887" calcext:value-type="float">
            <text:p>0.0258207740830887</text:p>
          </table:table-cell>
          <table:table-cell table:style-name="Default" office:value-type="float" office:value="0.624454303979874" calcext:value-type="float">
            <text:p>0.624454303979874</text:p>
          </table:table-cell>
          <table:table-cell table:style-name="Default" office:value-type="float" office:value="0.0140527114111679" calcext:value-type="float">
            <text:p>0.0140527114111679</text:p>
          </table:table-cell>
          <table:table-cell table:style-name="Default" office:value-type="float" office:value="0.700506212711334" calcext:value-type="float">
            <text:p>0.700506212711334</text:p>
          </table:table-cell>
          <table:table-cell table:style-name="Default" office:value-type="float" office:value="0.0132115894806494" calcext:value-type="float">
            <text:p>0.0132115894806494</text:p>
          </table:table-cell>
          <table:table-cell table:style-name="Default" office:value-type="float" office:value="0.470062420368195" calcext:value-type="float">
            <text:p>0.470062420368195</text:p>
          </table:table-cell>
          <table:table-cell table:style-name="Default" office:value-type="float" office:value="0.0481808782749891" calcext:value-type="float">
            <text:p>0.0481808782749891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3413978934288" calcext:value-type="float">
            <text:p>0.63413978934288</text:p>
          </table:table-cell>
          <table:table-cell table:style-name="Default" office:value-type="float" office:value="0.0175495268343107" calcext:value-type="float">
            <text:p>0.0175495268343107</text:p>
          </table:table-cell>
          <table:table-cell table:style-name="Default" office:value-type="float" office:value="0.696298031806946" calcext:value-type="float">
            <text:p>0.696298031806946</text:p>
          </table:table-cell>
          <table:table-cell table:style-name="Default" office:value-type="float" office:value="0.0224198934862435" calcext:value-type="float">
            <text:p>0.0224198934862435</text:p>
          </table:table-cell>
          <table:table-cell table:style-name="Default" office:value-type="float" office:value="0.516716739535332" calcext:value-type="float">
            <text:p>0.516716739535332</text:p>
          </table:table-cell>
          <table:table-cell table:style-name="Default" office:value-type="float" office:value="0.0369064657062586" calcext:value-type="float">
            <text:p>0.0369064657062586</text:p>
          </table:table-cell>
          <table:table-cell table:style-name="Default" office:value-type="float" office:value="0.671558232307434" calcext:value-type="float">
            <text:p>0.671558232307434</text:p>
          </table:table-cell>
          <table:table-cell table:style-name="Default" office:value-type="float" office:value="0.00905622913333601" calcext:value-type="float">
            <text:p>0.00905622913333601</text:p>
          </table:table-cell>
          <table:table-cell table:style-name="Default" office:value-type="float" office:value="0.730815825462341" calcext:value-type="float">
            <text:p>0.730815825462341</text:p>
          </table:table-cell>
          <table:table-cell table:style-name="Default" office:value-type="float" office:value="0.025093827546772" calcext:value-type="float">
            <text:p>0.025093827546772</text:p>
          </table:table-cell>
          <table:table-cell table:style-name="Default" office:value-type="float" office:value="0.555842419266701" calcext:value-type="float">
            <text:p>0.555842419266701</text:p>
          </table:table-cell>
          <table:table-cell table:style-name="Default" office:value-type="float" office:value="0.020548477894131" calcext:value-type="float">
            <text:p>0.020548477894131</text:p>
          </table:table-cell>
          <table:table-cell table:style-name="Default" office:value-type="float" office:value="0.620723586082459" calcext:value-type="float">
            <text:p>0.620723586082459</text:p>
          </table:table-cell>
          <table:table-cell table:style-name="Default" office:value-type="float" office:value="0.0721968508501697" calcext:value-type="float">
            <text:p>0.0721968508501697</text:p>
          </table:table-cell>
          <table:table-cell table:style-name="Default" office:value-type="float" office:value="0.678818660378456" calcext:value-type="float">
            <text:p>0.678818660378456</text:p>
          </table:table-cell>
          <table:table-cell table:style-name="Default" office:value-type="float" office:value="0.0823779423404424" calcext:value-type="float">
            <text:p>0.0823779423404424</text:p>
          </table:table-cell>
          <table:table-cell table:style-name="Default" office:value-type="float" office:value="0.493734420835972" calcext:value-type="float">
            <text:p>0.493734420835972</text:p>
          </table:table-cell>
          <table:table-cell table:style-name="Default" office:value-type="float" office:value="0.101242053766261" calcext:value-type="float">
            <text:p>0.101242053766261</text:p>
          </table:table-cell>
          <table:table-cell table:style-name="Default" office:value-type="float" office:value="0.660245014429092" calcext:value-type="float">
            <text:p>0.660245014429092</text:p>
          </table:table-cell>
          <table:table-cell table:style-name="Default" office:value-type="float" office:value="0.0258096677628356" calcext:value-type="float">
            <text:p>0.0258096677628356</text:p>
          </table:table-cell>
          <table:table-cell table:style-name="Default" office:value-type="float" office:value="0.719276713132858" calcext:value-type="float">
            <text:p>0.719276713132858</text:p>
          </table:table-cell>
          <table:table-cell table:style-name="Default" office:value-type="float" office:value="0.0230766095155577" calcext:value-type="float">
            <text:p>0.0230766095155577</text:p>
          </table:table-cell>
          <table:table-cell table:style-name="Default" office:value-type="float" office:value="0.550183913111687" calcext:value-type="float">
            <text:p>0.550183913111687</text:p>
          </table:table-cell>
          <table:table-cell table:style-name="Default" office:value-type="float" office:value="0.0480021843318777" calcext:value-type="float">
            <text:p>0.048002184331877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51585837602615" calcext:value-type="float">
            <text:p>0.651585837602615</text:p>
          </table:table-cell>
          <table:table-cell table:style-name="Default" office:value-type="float" office:value="0.0124079592964193" calcext:value-type="float">
            <text:p>0.0124079592964193</text:p>
          </table:table-cell>
          <table:table-cell table:style-name="Default" office:value-type="float" office:value="0.70228851556778" calcext:value-type="float">
            <text:p>0.70228851556778</text:p>
          </table:table-cell>
          <table:table-cell table:style-name="Default" office:value-type="float" office:value="0.0135158202116761" calcext:value-type="float">
            <text:p>0.0135158202116761</text:p>
          </table:table-cell>
          <table:table-cell table:style-name="Default" office:value-type="float" office:value="0.55527301132679" calcext:value-type="float">
            <text:p>0.55527301132679</text:p>
          </table:table-cell>
          <table:table-cell table:style-name="Default" office:value-type="float" office:value="0.0290186895538135" calcext:value-type="float">
            <text:p>0.0290186895538135</text:p>
          </table:table-cell>
          <table:table-cell table:style-name="Default" office:value-type="float" office:value="0.693234938383102" calcext:value-type="float">
            <text:p>0.693234938383102</text:p>
          </table:table-cell>
          <table:table-cell table:style-name="Default" office:value-type="float" office:value="0.0205632084540682" calcext:value-type="float">
            <text:p>0.0205632084540682</text:p>
          </table:table-cell>
          <table:table-cell table:style-name="Default" office:value-type="float" office:value="0.750625109672546" calcext:value-type="float">
            <text:p>0.750625109672546</text:p>
          </table:table-cell>
          <table:table-cell table:style-name="Default" office:value-type="float" office:value="0.0235859003716484" calcext:value-type="float">
            <text:p>0.0235859003716484</text:p>
          </table:table-cell>
          <table:table-cell table:style-name="Default" office:value-type="float" office:value="0.596687026023865" calcext:value-type="float">
            <text:p>0.596687026023865</text:p>
          </table:table-cell>
          <table:table-cell table:style-name="Default" office:value-type="float" office:value="0.0333073251801519" calcext:value-type="float">
            <text:p>0.0333073251801519</text:p>
          </table:table-cell>
          <table:table-cell table:style-name="Default" office:value-type="float" office:value="0.613613158464432" calcext:value-type="float">
            <text:p>0.613613158464432</text:p>
          </table:table-cell>
          <table:table-cell table:style-name="Default" office:value-type="float" office:value="0.0598919248354986" calcext:value-type="float">
            <text:p>0.0598919248354986</text:p>
          </table:table-cell>
          <table:table-cell table:style-name="Default" office:value-type="float" office:value="0.679403947591782" calcext:value-type="float">
            <text:p>0.679403947591782</text:p>
          </table:table-cell>
          <table:table-cell table:style-name="Default" office:value-type="float" office:value="0.0838208490628237" calcext:value-type="float">
            <text:p>0.0838208490628237</text:p>
          </table:table-cell>
          <table:table-cell table:style-name="Default" office:value-type="float" office:value="0.478439042568207" calcext:value-type="float">
            <text:p>0.478439042568207</text:p>
          </table:table-cell>
          <table:table-cell table:style-name="Default" office:value-type="float" office:value="0.124815588612822" calcext:value-type="float">
            <text:p>0.124815588612822</text:p>
          </table:table-cell>
          <table:table-cell table:style-name="Default" office:value-type="float" office:value="0.664238891601562" calcext:value-type="float">
            <text:p>0.664238891601562</text:p>
          </table:table-cell>
          <table:table-cell table:style-name="Default" office:value-type="float" office:value="0.0136756586640688" calcext:value-type="float">
            <text:p>0.0136756586640688</text:p>
          </table:table-cell>
          <table:table-cell table:style-name="Default" office:value-type="float" office:value="0.724497354030609" calcext:value-type="float">
            <text:p>0.724497354030609</text:p>
          </table:table-cell>
          <table:table-cell table:style-name="Default" office:value-type="float" office:value="0.0136877864225784" calcext:value-type="float">
            <text:p>0.0136877864225784</text:p>
          </table:table-cell>
          <table:table-cell table:style-name="Default" office:value-type="float" office:value="0.559177084565163" calcext:value-type="float">
            <text:p>0.559177084565163</text:p>
          </table:table-cell>
          <table:table-cell table:style-name="Default" office:value-type="float" office:value="0.045774287514838" calcext:value-type="float">
            <text:p>0.04577428751483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690593659877777" calcext:value-type="float">
            <text:p>0.690593659877777</text:p>
          </table:table-cell>
          <table:table-cell table:style-name="Default" office:value-type="float" office:value="0.012740387020128" calcext:value-type="float">
            <text:p>0.012740387020128</text:p>
          </table:table-cell>
          <table:table-cell table:style-name="Default" office:value-type="float" office:value="0.735112847089768" calcext:value-type="float">
            <text:p>0.735112847089768</text:p>
          </table:table-cell>
          <table:table-cell table:style-name="Default" office:value-type="float" office:value="0.0126882970576645" calcext:value-type="float">
            <text:p>0.0126882970576645</text:p>
          </table:table-cell>
          <table:table-cell table:style-name="Default" office:value-type="float" office:value="0.609903271198273" calcext:value-type="float">
            <text:p>0.609903271198273</text:p>
          </table:table-cell>
          <table:table-cell table:style-name="Default" office:value-type="float" office:value="0.0275432351747242" calcext:value-type="float">
            <text:p>0.0275432351747242</text:p>
          </table:table-cell>
          <table:table-cell table:style-name="Default" office:value-type="float" office:value="0.70659415602684" calcext:value-type="float">
            <text:p>0.70659415602684</text:p>
          </table:table-cell>
          <table:table-cell table:style-name="Default" office:value-type="float" office:value="0.0144220998211535" calcext:value-type="float">
            <text:p>0.0144220998211535</text:p>
          </table:table-cell>
          <table:table-cell table:style-name="Default" office:value-type="float" office:value="0.758607982397079" calcext:value-type="float">
            <text:p>0.758607982397079</text:p>
          </table:table-cell>
          <table:table-cell table:style-name="Default" office:value-type="float" office:value="0.0157215992663471" calcext:value-type="float">
            <text:p>0.0157215992663471</text:p>
          </table:table-cell>
          <table:table-cell table:style-name="Default" office:value-type="float" office:value="0.640809969902039" calcext:value-type="float">
            <text:p>0.640809969902039</text:p>
          </table:table-cell>
          <table:table-cell table:style-name="Default" office:value-type="float" office:value="0.0199355560957406" calcext:value-type="float">
            <text:p>0.0199355560957406</text:p>
          </table:table-cell>
          <table:table-cell table:style-name="Default" office:value-type="float" office:value="0.587124619483948" calcext:value-type="float">
            <text:p>0.587124619483948</text:p>
          </table:table-cell>
          <table:table-cell table:style-name="Default" office:value-type="float" office:value="0.064521029253382" calcext:value-type="float">
            <text:p>0.064521029253382</text:p>
          </table:table-cell>
          <table:table-cell table:style-name="Default" office:value-type="float" office:value="0.657462846636772" calcext:value-type="float">
            <text:p>0.657462846636772</text:p>
          </table:table-cell>
          <table:table-cell table:style-name="Default" office:value-type="float" office:value="0.068182109849186" calcext:value-type="float">
            <text:p>0.068182109849186</text:p>
          </table:table-cell>
          <table:table-cell table:style-name="Default" office:value-type="float" office:value="0.443429516851902" calcext:value-type="float">
            <text:p>0.443429516851902</text:p>
          </table:table-cell>
          <table:table-cell table:style-name="Default" office:value-type="float" office:value="0.115133008042972" calcext:value-type="float">
            <text:p>0.115133008042972</text:p>
          </table:table-cell>
          <table:table-cell table:style-name="Default" office:value-type="float" office:value="0.693545039892197" calcext:value-type="float">
            <text:p>0.693545039892197</text:p>
          </table:table-cell>
          <table:table-cell table:style-name="Default" office:value-type="float" office:value="0.021191875307815" calcext:value-type="float">
            <text:p>0.021191875307815</text:p>
          </table:table-cell>
          <table:table-cell table:style-name="Default" office:value-type="float" office:value="0.745107949972153" calcext:value-type="float">
            <text:p>0.745107949972153</text:p>
          </table:table-cell>
          <table:table-cell table:style-name="Default" office:value-type="float" office:value="0.0172585395383694" calcext:value-type="float">
            <text:p>0.0172585395383694</text:p>
          </table:table-cell>
          <table:table-cell table:style-name="Default" office:value-type="float" office:value="0.592716519236565" calcext:value-type="float">
            <text:p>0.592716519236565</text:p>
          </table:table-cell>
          <table:table-cell table:style-name="Default" office:value-type="float" office:value="0.0563832512947925" calcext:value-type="float">
            <text:p>0.0563832512947925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5" office:value-type="float" office:value="0.693171970844269" calcext:value-type="float">
            <text:p>0.693171970844269</text:p>
          </table:table-cell>
          <table:table-cell table:style-name="ce5" office:value-type="float" office:value="0.00879046128225998" calcext:value-type="float">
            <text:p>0.00879046128225998</text:p>
          </table:table-cell>
          <table:table-cell table:style-name="ce5" office:value-type="float" office:value="0.74116138458252" calcext:value-type="float">
            <text:p>0.74116138458252</text:p>
          </table:table-cell>
          <table:table-cell table:style-name="ce5" office:value-type="float" office:value="0.0134430797904565" calcext:value-type="float">
            <text:p>0.0134430797904565</text:p>
          </table:table-cell>
          <table:table-cell table:style-name="ce5" office:value-type="float" office:value="0.617382407188416" calcext:value-type="float">
            <text:p>0.617382407188416</text:p>
          </table:table-cell>
          <table:table-cell table:style-name="ce5" office:value-type="float" office:value="0.0221981026038772" calcext:value-type="float">
            <text:p>0.0221981026038772</text:p>
          </table:table-cell>
          <table:table-cell table:style-name="ce5" office:value-type="float" office:value="0.714897428750992" calcext:value-type="float">
            <text:p>0.714897428750992</text:p>
          </table:table-cell>
          <table:table-cell table:style-name="ce5" office:value-type="float" office:value="0.0226990634924241" calcext:value-type="float">
            <text:p>0.0226990634924241</text:p>
          </table:table-cell>
          <table:table-cell table:style-name="ce5" office:value-type="float" office:value="0.756786420345306" calcext:value-type="float">
            <text:p>0.756786420345306</text:p>
          </table:table-cell>
          <table:table-cell table:style-name="ce5" office:value-type="float" office:value="0.0224931102388254" calcext:value-type="float">
            <text:p>0.0224931102388254</text:p>
          </table:table-cell>
          <table:table-cell table:style-name="ce5" office:value-type="float" office:value="0.640967112779617" calcext:value-type="float">
            <text:p>0.640967112779617</text:p>
          </table:table-cell>
          <table:table-cell table:style-name="ce5" office:value-type="float" office:value="0.0307040064051441" calcext:value-type="float">
            <text:p>0.0307040064051441</text:p>
          </table:table-cell>
          <table:table-cell table:style-name="ce5" office:value-type="float" office:value="0.668631730079651" calcext:value-type="float">
            <text:p>0.668631730079651</text:p>
          </table:table-cell>
          <table:table-cell table:style-name="ce5" office:value-type="float" office:value="0.0499599164562688" calcext:value-type="float">
            <text:p>0.0499599164562688</text:p>
          </table:table-cell>
          <table:table-cell table:style-name="ce5" office:value-type="float" office:value="0.715552558898926" calcext:value-type="float">
            <text:p>0.715552558898926</text:p>
          </table:table-cell>
          <table:table-cell table:style-name="ce5" office:value-type="float" office:value="0.0422271770429318" calcext:value-type="float">
            <text:p>0.0422271770429318</text:p>
          </table:table-cell>
          <table:table-cell table:style-name="ce5" office:value-type="float" office:value="0.587099379599094" calcext:value-type="float">
            <text:p>0.587099379599094</text:p>
          </table:table-cell>
          <table:table-cell table:style-name="ce5" office:value-type="float" office:value="0.0596528891237307" calcext:value-type="float">
            <text:p>0.0596528891237307</text:p>
          </table:table-cell>
          <table:table-cell table:style-name="ce5" office:value-type="float" office:value="0.715979741811752" calcext:value-type="float">
            <text:p>0.715979741811752</text:p>
          </table:table-cell>
          <table:table-cell table:style-name="ce5" office:value-type="float" office:value="0.0205465161215365" calcext:value-type="float">
            <text:p>0.0205465161215365</text:p>
          </table:table-cell>
          <table:table-cell table:style-name="ce5" office:value-type="float" office:value="0.757117416858673" calcext:value-type="float">
            <text:p>0.757117416858673</text:p>
          </table:table-cell>
          <table:table-cell table:style-name="ce5" office:value-type="float" office:value="0.0160105520743939" calcext:value-type="float">
            <text:p>0.0160105520743939</text:p>
          </table:table-cell>
          <table:table-cell table:style-name="ce5" office:value-type="float" office:value="0.663815920352936" calcext:value-type="float">
            <text:p>0.663815920352936</text:p>
          </table:table-cell>
          <table:table-cell table:style-name="ce5" office:value-type="float" office:value="0.028164471638809" calcext:value-type="float">
            <text:p>0.028164471638809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style-name="Default" office:value-type="float" office:value="0.804626688517472" calcext:value-type="float">
            <text:p>0.804626688517472</text:p>
          </table:table-cell>
          <table:table-cell table:style-name="Default" office:value-type="float" office:value="0.0134699448668691" calcext:value-type="float">
            <text:p>0.0134699448668691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style-name="Default" office:value-type="float" office:value="0.804626688517472" calcext:value-type="float">
            <text:p>0.804626688517472</text:p>
          </table:table-cell>
          <table:table-cell table:style-name="Default" office:value-type="float" office:value="0.0134699448668691" calcext:value-type="float">
            <text:p>0.0134699448668691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style-name="Default" office:value-type="float" office:value="0.804626688517472" calcext:value-type="float">
            <text:p>0.804626688517472</text:p>
          </table:table-cell>
          <table:table-cell table:style-name="Default" office:value-type="float" office:value="0.0134699448668691" calcext:value-type="float">
            <text:p>0.0134699448668691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 table:style-name="Default" office:value-type="float" office:value="0.804626688517472" calcext:value-type="float">
            <text:p>0.804626688517472</text:p>
          </table:table-cell>
          <table:table-cell table:style-name="Default" office:value-type="float" office:value="0.0134699448668691" calcext:value-type="float">
            <text:p>0.0134699448668691</text:p>
          </table:table-cell>
          <table:table-cell table:style-name="Default" office:value-type="float" office:value="0.80331296686313" calcext:value-type="float">
            <text:p>0.80331296686313</text:p>
          </table:table-cell>
          <table:table-cell table:style-name="Default" office:value-type="float" office:value="0.0131392248154732" calcext:value-type="float">
            <text:p>0.0131392248154732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 table:number-rows-repeated="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SEGMENTATION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31125486493111" calcext:value-type="float">
            <text:p>0.431125486493111</text:p>
          </table:table-cell>
          <table:table-cell table:style-name="Default" office:value-type="float" office:value="0.00859215290442879" calcext:value-type="float">
            <text:p>0.00859215290442879</text:p>
          </table:table-cell>
          <table:table-cell table:style-name="Default" office:value-type="float" office:value="0.654796237945557" calcext:value-type="float">
            <text:p>0.654796237945557</text:p>
          </table:table-cell>
          <table:table-cell table:style-name="Default" office:value-type="float" office:value="0.035698025120818" calcext:value-type="float">
            <text:p>0.035698025120818</text:p>
          </table:table-cell>
          <table:table-cell table:style-name="Default" office:value-type="float" office:value="0.093153603374958" calcext:value-type="float">
            <text:p>0.093153603374958</text:p>
          </table:table-cell>
          <table:table-cell table:style-name="Default" office:value-type="float" office:value="0.00798169202826437" calcext:value-type="float">
            <text:p>0.00798169202826437</text:p>
          </table:table-cell>
          <table:table-cell table:style-name="Default" office:value-type="float" office:value="0.422816087603569" calcext:value-type="float">
            <text:p>0.422816087603569</text:p>
          </table:table-cell>
          <table:table-cell table:style-name="Default" office:value-type="float" office:value="0.00841860954110471" calcext:value-type="float">
            <text:p>0.00841860954110471</text:p>
          </table:table-cell>
          <table:table-cell table:style-name="Default" office:value-type="float" office:value="0.655104996562004" calcext:value-type="float">
            <text:p>0.655104996562004</text:p>
          </table:table-cell>
          <table:table-cell table:style-name="Default" office:value-type="float" office:value="0.0403655069937932" calcext:value-type="float">
            <text:p>0.0403655069937932</text:p>
          </table:table-cell>
          <table:table-cell table:style-name="Default" office:value-type="float" office:value="0.0989187444746494" calcext:value-type="float">
            <text:p>0.0989187444746494</text:p>
          </table:table-cell>
          <table:table-cell table:style-name="Default" office:value-type="float" office:value="0.00607723261290685" calcext:value-type="float">
            <text:p>0.00607723261290685</text:p>
          </table:table-cell>
          <table:table-cell table:style-name="Default" office:value-type="float" office:value="0.40808314204216" calcext:value-type="float">
            <text:p>0.40808314204216</text:p>
          </table:table-cell>
          <table:table-cell table:style-name="Default" office:value-type="float" office:value="0.011448969519771" calcext:value-type="float">
            <text:p>0.011448969519771</text:p>
          </table:table-cell>
          <table:table-cell table:style-name="Default" office:value-type="float" office:value="0.577740995883942" calcext:value-type="float">
            <text:p>0.577740995883942</text:p>
          </table:table-cell>
          <table:table-cell table:style-name="Default" office:value-type="float" office:value="0.0791938883024896" calcext:value-type="float">
            <text:p>0.0791938883024896</text:p>
          </table:table-cell>
          <table:table-cell table:style-name="Default" office:value-type="float" office:value="0.0877526348829269" calcext:value-type="float">
            <text:p>0.0877526348829269</text:p>
          </table:table-cell>
          <table:table-cell table:style-name="Default" office:value-type="float" office:value="0.0133896581545396" calcext:value-type="float">
            <text:p>0.0133896581545396</text:p>
          </table:table-cell>
          <table:table-cell table:style-name="Default" office:value-type="float" office:value="0.41557661652565" calcext:value-type="float">
            <text:p>0.41557661652565</text:p>
          </table:table-cell>
          <table:table-cell table:style-name="Default" office:value-type="float" office:value="0.0112604765831038" calcext:value-type="float">
            <text:p>0.0112604765831038</text:p>
          </table:table-cell>
          <table:table-cell table:style-name="Default" office:value-type="float" office:value="0.648148636817932" calcext:value-type="float">
            <text:p>0.648148636817932</text:p>
          </table:table-cell>
          <table:table-cell table:style-name="Default" office:value-type="float" office:value="0.0304096805462584" calcext:value-type="float">
            <text:p>0.0304096805462584</text:p>
          </table:table-cell>
          <table:table-cell table:style-name="Default" office:value-type="float" office:value="0.0958144353330136" calcext:value-type="float">
            <text:p>0.0958144353330136</text:p>
          </table:table-cell>
          <table:table-cell table:style-name="Default" office:value-type="float" office:value="0.00736826441863817" calcext:value-type="float">
            <text:p>0.0073682644186381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46862258911133" calcext:value-type="float">
            <text:p>0.446862258911133</text:p>
          </table:table-cell>
          <table:table-cell table:style-name="Default" office:value-type="float" office:value="0.0133186860099199" calcext:value-type="float">
            <text:p>0.0133186860099199</text:p>
          </table:table-cell>
          <table:table-cell table:style-name="Default" office:value-type="float" office:value="0.598345060348511" calcext:value-type="float">
            <text:p>0.598345060348511</text:p>
          </table:table-cell>
          <table:table-cell table:style-name="Default" office:value-type="float" office:value="0.019060705334842" calcext:value-type="float">
            <text:p>0.019060705334842</text:p>
          </table:table-cell>
          <table:table-cell table:style-name="Default" office:value-type="float" office:value="0.164726623445749" calcext:value-type="float">
            <text:p>0.164726623445749</text:p>
          </table:table-cell>
          <table:table-cell table:style-name="Default" office:value-type="float" office:value="0.0132314662783288" calcext:value-type="float">
            <text:p>0.0132314662783288</text:p>
          </table:table-cell>
          <table:table-cell table:style-name="Default" office:value-type="float" office:value="0.453692101836205" calcext:value-type="float">
            <text:p>0.453692101836205</text:p>
          </table:table-cell>
          <table:table-cell table:style-name="Default" office:value-type="float" office:value="0.0086717175835684" calcext:value-type="float">
            <text:p>0.0086717175835684</text:p>
          </table:table-cell>
          <table:table-cell table:style-name="Default" office:value-type="float" office:value="0.621005833148956" calcext:value-type="float">
            <text:p>0.621005833148956</text:p>
          </table:table-cell>
          <table:table-cell table:style-name="Default" office:value-type="float" office:value="0.0210269740033599" calcext:value-type="float">
            <text:p>0.0210269740033599</text:p>
          </table:table-cell>
          <table:table-cell table:style-name="Default" office:value-type="float" office:value="0.181458831429482" calcext:value-type="float">
            <text:p>0.181458831429482</text:p>
          </table:table-cell>
          <table:table-cell table:style-name="Default" office:value-type="float" office:value="0.0101035556422075" calcext:value-type="float">
            <text:p>0.0101035556422075</text:p>
          </table:table-cell>
          <table:table-cell table:style-name="Default" office:value-type="float" office:value="0.456355639696121" calcext:value-type="float">
            <text:p>0.456355639696121</text:p>
          </table:table-cell>
          <table:table-cell table:style-name="Default" office:value-type="float" office:value="0.0106395624865173" calcext:value-type="float">
            <text:p>0.0106395624865173</text:p>
          </table:table-cell>
          <table:table-cell table:style-name="Default" office:value-type="float" office:value="0.607659524083137" calcext:value-type="float">
            <text:p>0.607659524083137</text:p>
          </table:table-cell>
          <table:table-cell table:style-name="Default" office:value-type="float" office:value="0.0371992647614434" calcext:value-type="float">
            <text:p>0.0371992647614434</text:p>
          </table:table-cell>
          <table:table-cell table:style-name="Default" office:value-type="float" office:value="0.165106744319201" calcext:value-type="float">
            <text:p>0.165106744319201</text:p>
          </table:table-cell>
          <table:table-cell table:style-name="Default" office:value-type="float" office:value="0.023116891483644" calcext:value-type="float">
            <text:p>0.023116891483644</text:p>
          </table:table-cell>
          <table:table-cell table:style-name="Default" office:value-type="float" office:value="0.440560619235039" calcext:value-type="float">
            <text:p>0.440560619235039</text:p>
          </table:table-cell>
          <table:table-cell table:style-name="Default" office:value-type="float" office:value="0.00990090866849718" calcext:value-type="float">
            <text:p>0.00990090866849718</text:p>
          </table:table-cell>
          <table:table-cell table:style-name="Default" office:value-type="float" office:value="0.629213701486588" calcext:value-type="float">
            <text:p>0.629213701486588</text:p>
          </table:table-cell>
          <table:table-cell table:style-name="Default" office:value-type="float" office:value="0.0311143242458376" calcext:value-type="float">
            <text:p>0.0311143242458376</text:p>
          </table:table-cell>
          <table:table-cell table:style-name="Default" office:value-type="float" office:value="0.129988849014044" calcext:value-type="float">
            <text:p>0.129988849014044</text:p>
          </table:table-cell>
          <table:table-cell table:style-name="Default" office:value-type="float" office:value="0.0263335123218968" calcext:value-type="float">
            <text:p>0.026333512321896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9246811270714" calcext:value-type="float">
            <text:p>0.449246811270714</text:p>
          </table:table-cell>
          <table:table-cell table:style-name="Default" office:value-type="float" office:value="0.014194733031328" calcext:value-type="float">
            <text:p>0.014194733031328</text:p>
          </table:table-cell>
          <table:table-cell table:style-name="Default" office:value-type="float" office:value="0.612495745420456" calcext:value-type="float">
            <text:p>0.612495745420456</text:p>
          </table:table-cell>
          <table:table-cell table:style-name="Default" office:value-type="float" office:value="0.0209567277893758" calcext:value-type="float">
            <text:p>0.0209567277893758</text:p>
          </table:table-cell>
          <table:table-cell table:style-name="Default" office:value-type="float" office:value="0.169481865763664" calcext:value-type="float">
            <text:p>0.169481865763664</text:p>
          </table:table-cell>
          <table:table-cell table:style-name="Default" office:value-type="float" office:value="0.0102195087988259" calcext:value-type="float">
            <text:p>0.0102195087988259</text:p>
          </table:table-cell>
          <table:table-cell table:style-name="ce5" office:value-type="float" office:value="0.469959608912468" calcext:value-type="float">
            <text:p>0.469959608912468</text:p>
          </table:table-cell>
          <table:table-cell table:style-name="ce5" office:value-type="float" office:value="0.00937416421177773" calcext:value-type="float">
            <text:p>0.00937416421177773</text:p>
          </table:table-cell>
          <table:table-cell table:style-name="ce5" office:value-type="float" office:value="0.619492408037186" calcext:value-type="float">
            <text:p>0.619492408037186</text:p>
          </table:table-cell>
          <table:table-cell table:style-name="ce5" office:value-type="float" office:value="0.0178283126160057" calcext:value-type="float">
            <text:p>0.0178283126160057</text:p>
          </table:table-cell>
          <table:table-cell table:style-name="ce5" office:value-type="float" office:value="0.204252788126469" calcext:value-type="float">
            <text:p>0.204252788126469</text:p>
          </table:table-cell>
          <table:table-cell table:style-name="ce5" office:value-type="float" office:value="0.0109632021065358" calcext:value-type="float">
            <text:p>0.0109632021065358</text:p>
          </table:table-cell>
          <table:table-cell table:style-name="ce5" office:value-type="float" office:value="0.460381718277931" calcext:value-type="float">
            <text:p>0.460381718277931</text:p>
          </table:table-cell>
          <table:table-cell table:style-name="ce5" office:value-type="float" office:value="0.0125706565659302" calcext:value-type="float">
            <text:p>0.0125706565659302</text:p>
          </table:table-cell>
          <table:table-cell table:style-name="ce5" office:value-type="float" office:value="0.603534415960312" calcext:value-type="float">
            <text:p>0.603534415960312</text:p>
          </table:table-cell>
          <table:table-cell table:style-name="ce5" office:value-type="float" office:value="0.0220205762848885" calcext:value-type="float">
            <text:p>0.0220205762848885</text:p>
          </table:table-cell>
          <table:table-cell table:style-name="ce5" office:value-type="float" office:value="0.203675025999546" calcext:value-type="float">
            <text:p>0.203675025999546</text:p>
          </table:table-cell>
          <table:table-cell table:style-name="ce5" office:value-type="float" office:value="0.0106290647596292" calcext:value-type="float">
            <text:p>0.0106290647596292</text:p>
          </table:table-cell>
          <table:table-cell table:style-name="Default" office:value-type="float" office:value="0.455823002457619" calcext:value-type="float">
            <text:p>0.455823002457619</text:p>
          </table:table-cell>
          <table:table-cell table:style-name="Default" office:value-type="float" office:value="0.0104436581237969" calcext:value-type="float">
            <text:p>0.0104436581237969</text:p>
          </table:table-cell>
          <table:table-cell table:style-name="Default" office:value-type="float" office:value="0.62668288230896" calcext:value-type="float">
            <text:p>0.62668288230896</text:p>
          </table:table-cell>
          <table:table-cell table:style-name="Default" office:value-type="float" office:value="0.0232140514354524" calcext:value-type="float">
            <text:p>0.0232140514354524</text:p>
          </table:table-cell>
          <table:table-cell table:style-name="Default" office:value-type="float" office:value="0.168400060385466" calcext:value-type="float">
            <text:p>0.168400060385466</text:p>
          </table:table-cell>
          <table:table-cell table:style-name="Default" office:value-type="float" office:value="0.0273107408103297" calcext:value-type="float">
            <text:p>0.0273107408103297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5" office:value-type="float" office:value="0.463270194530487" calcext:value-type="float">
            <text:p>0.463270194530487</text:p>
          </table:table-cell>
          <table:table-cell table:style-name="ce5" office:value-type="float" office:value="0.0121855776791706" calcext:value-type="float">
            <text:p>0.0121855776791706</text:p>
          </table:table-cell>
          <table:table-cell table:style-name="ce5" office:value-type="float" office:value="0.616431902647018" calcext:value-type="float">
            <text:p>0.616431902647018</text:p>
          </table:table-cell>
          <table:table-cell table:style-name="ce5" office:value-type="float" office:value="0.0187787927386103" calcext:value-type="float">
            <text:p>0.0187787927386103</text:p>
          </table:table-cell>
          <table:table-cell table:style-name="ce5" office:value-type="float" office:value="0.193646692931652" calcext:value-type="float">
            <text:p>0.193646692931652</text:p>
          </table:table-cell>
          <table:table-cell table:style-name="ce5" office:value-type="float" office:value="0.0102072743108909" calcext:value-type="float">
            <text:p>0.0102072743108909</text:p>
          </table:table-cell>
          <table:table-cell table:style-name="Default" office:value-type="float" office:value="0.467720218300819" calcext:value-type="float">
            <text:p>0.467720218300819</text:p>
          </table:table-cell>
          <table:table-cell table:style-name="Default" office:value-type="float" office:value="0.0109377802413984" calcext:value-type="float">
            <text:p>0.0109377802413984</text:p>
          </table:table-cell>
          <table:table-cell table:style-name="Default" office:value-type="float" office:value="0.619561210274696" calcext:value-type="float">
            <text:p>0.619561210274696</text:p>
          </table:table-cell>
          <table:table-cell table:style-name="Default" office:value-type="float" office:value="0.0182876538681504" calcext:value-type="float">
            <text:p>0.0182876538681504</text:p>
          </table:table-cell>
          <table:table-cell table:style-name="Default" office:value-type="float" office:value="0.199178307652473" calcext:value-type="float">
            <text:p>0.199178307652473</text:p>
          </table:table-cell>
          <table:table-cell table:style-name="Default" office:value-type="float" office:value="0.0113801020724081" calcext:value-type="float">
            <text:p>0.0113801020724081</text:p>
          </table:table-cell>
          <table:table-cell table:style-name="Default" office:value-type="float" office:value="0.456466471552849" calcext:value-type="float">
            <text:p>0.456466471552849</text:p>
          </table:table-cell>
          <table:table-cell table:style-name="Default" office:value-type="float" office:value="0.010757537135035" calcext:value-type="float">
            <text:p>0.010757537135035</text:p>
          </table:table-cell>
          <table:table-cell table:style-name="Default" office:value-type="float" office:value="0.605142334699631" calcext:value-type="float">
            <text:p>0.605142334699631</text:p>
          </table:table-cell>
          <table:table-cell table:style-name="Default" office:value-type="float" office:value="0.0124862682045389" calcext:value-type="float">
            <text:p>0.0124862682045389</text:p>
          </table:table-cell>
          <table:table-cell table:style-name="Default" office:value-type="float" office:value="0.191421696543694" calcext:value-type="float">
            <text:p>0.191421696543694</text:p>
          </table:table-cell>
          <table:table-cell table:style-name="Default" office:value-type="float" office:value="0.0162212839942596" calcext:value-type="float">
            <text:p>0.0162212839942596</text:p>
          </table:table-cell>
          <table:table-cell table:style-name="ce5" office:value-type="float" office:value="0.465852819085121" calcext:value-type="float">
            <text:p>0.465852819085121</text:p>
          </table:table-cell>
          <table:table-cell table:style-name="ce5" office:value-type="float" office:value="0.0130738761264904" calcext:value-type="float">
            <text:p>0.0130738761264904</text:p>
          </table:table-cell>
          <table:table-cell table:style-name="ce5" office:value-type="float" office:value="0.636822497844696" calcext:value-type="float">
            <text:p>0.636822497844696</text:p>
          </table:table-cell>
          <table:table-cell table:style-name="ce5" office:value-type="float" office:value="0.0144255844808687" calcext:value-type="float">
            <text:p>0.0144255844808687</text:p>
          </table:table-cell>
          <table:table-cell table:style-name="ce5" office:value-type="float" office:value="0.194138823151588" calcext:value-type="float">
            <text:p>0.194138823151588</text:p>
          </table:table-cell>
          <table:table-cell table:style-name="ce5" office:value-type="float" office:value="0.0137866894946031" calcext:value-type="float">
            <text:p>0.0137866894946031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467949192523956" calcext:value-type="float">
            <text:p>0.467949192523956</text:p>
          </table:table-cell>
          <table:table-cell table:style-name="Default" office:value-type="float" office:value="0.00911208291115779" calcext:value-type="float">
            <text:p>0.00911208291115779</text:p>
          </table:table-cell>
          <table:table-cell table:style-name="Default" office:value-type="float" office:value="0.629525393247604" calcext:value-type="float">
            <text:p>0.629525393247604</text:p>
          </table:table-cell>
          <table:table-cell table:style-name="Default" office:value-type="float" office:value="0.0177288994011412" calcext:value-type="float">
            <text:p>0.0177288994011412</text:p>
          </table:table-cell>
          <table:table-cell table:style-name="Default" office:value-type="float" office:value="0.196995189189911" calcext:value-type="float">
            <text:p>0.196995189189911</text:p>
          </table:table-cell>
          <table:table-cell table:style-name="Default" office:value-type="float" office:value="0.0133738373537698" calcext:value-type="float">
            <text:p>0.0133738373537698</text:p>
          </table:table-cell>
          <table:table-cell table:style-name="Default" office:value-type="float" office:value="0.467949192523956" calcext:value-type="float">
            <text:p>0.467949192523956</text:p>
          </table:table-cell>
          <table:table-cell table:style-name="Default" office:value-type="float" office:value="0.00911208291115779" calcext:value-type="float">
            <text:p>0.00911208291115779</text:p>
          </table:table-cell>
          <table:table-cell table:style-name="Default" office:value-type="float" office:value="0.629525393247604" calcext:value-type="float">
            <text:p>0.629525393247604</text:p>
          </table:table-cell>
          <table:table-cell table:style-name="Default" office:value-type="float" office:value="0.0177288994011412" calcext:value-type="float">
            <text:p>0.0177288994011412</text:p>
          </table:table-cell>
          <table:table-cell table:style-name="Default" office:value-type="float" office:value="0.196995189189911" calcext:value-type="float">
            <text:p>0.196995189189911</text:p>
          </table:table-cell>
          <table:table-cell table:style-name="Default" office:value-type="float" office:value="0.0133738373537698" calcext:value-type="float">
            <text:p>0.0133738373537698</text:p>
          </table:table-cell>
          <table:table-cell table:style-name="Default" office:value-type="float" office:value="0.467949192523956" calcext:value-type="float">
            <text:p>0.467949192523956</text:p>
          </table:table-cell>
          <table:table-cell table:style-name="Default" office:value-type="float" office:value="0.00911208291115779" calcext:value-type="float">
            <text:p>0.00911208291115779</text:p>
          </table:table-cell>
          <table:table-cell table:style-name="Default" office:value-type="float" office:value="0.629525393247604" calcext:value-type="float">
            <text:p>0.629525393247604</text:p>
          </table:table-cell>
          <table:table-cell table:style-name="Default" office:value-type="float" office:value="0.0177288994011412" calcext:value-type="float">
            <text:p>0.0177288994011412</text:p>
          </table:table-cell>
          <table:table-cell table:style-name="Default" office:value-type="float" office:value="0.196995189189911" calcext:value-type="float">
            <text:p>0.196995189189911</text:p>
          </table:table-cell>
          <table:table-cell table:style-name="Default" office:value-type="float" office:value="0.0133738373537698" calcext:value-type="float">
            <text:p>0.0133738373537698</text:p>
          </table:table-cell>
          <table:table-cell table:style-name="Default" office:value-type="float" office:value="0.467949192523956" calcext:value-type="float">
            <text:p>0.467949192523956</text:p>
          </table:table-cell>
          <table:table-cell table:style-name="Default" office:value-type="float" office:value="0.00911208291115779" calcext:value-type="float">
            <text:p>0.00911208291115779</text:p>
          </table:table-cell>
          <table:table-cell table:style-name="Default" office:value-type="float" office:value="0.629525393247604" calcext:value-type="float">
            <text:p>0.629525393247604</text:p>
          </table:table-cell>
          <table:table-cell table:style-name="Default" office:value-type="float" office:value="0.0177288994011412" calcext:value-type="float">
            <text:p>0.0177288994011412</text:p>
          </table:table-cell>
          <table:table-cell table:style-name="Default" office:value-type="float" office:value="0.196995189189911" calcext:value-type="float">
            <text:p>0.196995189189911</text:p>
          </table:table-cell>
          <table:table-cell table:style-name="Default" office:value-type="float" office:value="0.0133738373537698" calcext:value-type="float">
            <text:p>0.013373837353769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DIABETES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38466930389404" calcext:value-type="float">
            <text:p>0.738466930389404</text:p>
          </table:table-cell>
          <table:table-cell table:style-name="Default" office:value-type="float" office:value="0.024187004173438" calcext:value-type="float">
            <text:p>0.024187004173438</text:p>
          </table:table-cell>
          <table:table-cell table:style-name="Default" office:value-type="float" office:value="0.752834838032722" calcext:value-type="float">
            <text:p>0.752834838032722</text:p>
          </table:table-cell>
          <table:table-cell table:style-name="Default" office:value-type="float" office:value="0.0379464998352785" calcext:value-type="float">
            <text:p>0.0379464998352785</text:p>
          </table:table-cell>
          <table:table-cell table:style-name="Default" office:value-type="float" office:value="0.709616936445236" calcext:value-type="float">
            <text:p>0.709616936445236</text:p>
          </table:table-cell>
          <table:table-cell table:style-name="Default" office:value-type="float" office:value="0.0603943764036641" calcext:value-type="float">
            <text:p>0.0603943764036641</text:p>
          </table:table-cell>
          <table:table-cell table:style-name="Default" office:value-type="float" office:value="0.731519392728805" calcext:value-type="float">
            <text:p>0.731519392728805</text:p>
          </table:table-cell>
          <table:table-cell table:style-name="Default" office:value-type="float" office:value="0.0363280601280841" calcext:value-type="float">
            <text:p>0.0363280601280841</text:p>
          </table:table-cell>
          <table:table-cell table:style-name="Default" office:value-type="float" office:value="0.749152463674545" calcext:value-type="float">
            <text:p>0.749152463674545</text:p>
          </table:table-cell>
          <table:table-cell table:style-name="Default" office:value-type="float" office:value="0.0482385590548293" calcext:value-type="float">
            <text:p>0.0482385590548293</text:p>
          </table:table-cell>
          <table:table-cell table:style-name="Default" office:value-type="float" office:value="0.701477344632149" calcext:value-type="float">
            <text:p>0.701477344632149</text:p>
          </table:table-cell>
          <table:table-cell table:style-name="Default" office:value-type="float" office:value="0.0563758309190008" calcext:value-type="float">
            <text:p>0.0563758309190008</text:p>
          </table:table-cell>
          <table:table-cell table:style-name="Default" office:value-type="float" office:value="0.721465269327164" calcext:value-type="float">
            <text:p>0.721465269327164</text:p>
          </table:table-cell>
          <table:table-cell table:style-name="Default" office:value-type="float" office:value="0.022072197886004" calcext:value-type="float">
            <text:p>0.022072197886004</text:p>
          </table:table-cell>
          <table:table-cell table:style-name="Default" office:value-type="float" office:value="0.733933325409889" calcext:value-type="float">
            <text:p>0.733933325409889</text:p>
          </table:table-cell>
          <table:table-cell table:style-name="Default" office:value-type="float" office:value="0.0345342462263885" calcext:value-type="float">
            <text:p>0.0345342462263885</text:p>
          </table:table-cell>
          <table:table-cell table:style-name="Default" office:value-type="float" office:value="0.70261124432087" calcext:value-type="float">
            <text:p>0.70261124432087</text:p>
          </table:table-cell>
          <table:table-cell table:style-name="Default" office:value-type="float" office:value="0.0546686266607991" calcext:value-type="float">
            <text:p>0.0546686266607991</text:p>
          </table:table-cell>
          <table:table-cell table:style-name="Default" office:value-type="float" office:value="0.723699734210968" calcext:value-type="float">
            <text:p>0.723699734210968</text:p>
          </table:table-cell>
          <table:table-cell table:style-name="Default" office:value-type="float" office:value="0.0286610467209072" calcext:value-type="float">
            <text:p>0.0286610467209072</text:p>
          </table:table-cell>
          <table:table-cell table:style-name="Default" office:value-type="float" office:value="0.734158406853676" calcext:value-type="float">
            <text:p>0.734158406853676</text:p>
          </table:table-cell>
          <table:table-cell table:style-name="Default" office:value-type="float" office:value="0.0408395646866437" calcext:value-type="float">
            <text:p>0.0408395646866437</text:p>
          </table:table-cell>
          <table:table-cell table:style-name="Default" office:value-type="float" office:value="0.711952202320099" calcext:value-type="float">
            <text:p>0.711952202320099</text:p>
          </table:table-cell>
          <table:table-cell table:style-name="Default" office:value-type="float" office:value="0.0582679701522533" calcext:value-type="float">
            <text:p>0.0582679701522533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ce5" office:value-type="float" office:value="0.77147822022438" calcext:value-type="float">
            <text:p>0.77147822022438</text:p>
          </table:table-cell>
          <table:table-cell table:style-name="ce5" office:value-type="float" office:value="0.021783401399869" calcext:value-type="float">
            <text:p>0.021783401399869</text:p>
          </table:table-cell>
          <table:table-cell table:style-name="ce5" office:value-type="float" office:value="0.778373160362243" calcext:value-type="float">
            <text:p>0.778373160362243</text:p>
          </table:table-cell>
          <table:table-cell table:style-name="ce5" office:value-type="float" office:value="0.0391439735483782" calcext:value-type="float">
            <text:p>0.0391439735483782</text:p>
          </table:table-cell>
          <table:table-cell table:style-name="ce5" office:value-type="float" office:value="0.749246827363968" calcext:value-type="float">
            <text:p>0.749246827363968</text:p>
          </table:table-cell>
          <table:table-cell table:style-name="ce5" office:value-type="float" office:value="0.0441934182626033" calcext:value-type="float">
            <text:p>0.0441934182626033</text:p>
          </table:table-cell>
          <table:table-cell table:style-name="Default" office:value-type="float" office:value="0.744586277008057" calcext:value-type="float">
            <text:p>0.744586277008057</text:p>
          </table:table-cell>
          <table:table-cell table:style-name="Default" office:value-type="float" office:value="0.0384164389893783" calcext:value-type="float">
            <text:p>0.0384164389893783</text:p>
          </table:table-cell>
          <table:table-cell table:style-name="Default" office:value-type="float" office:value="0.74199763417244" calcext:value-type="float">
            <text:p>0.74199763417244</text:p>
          </table:table-cell>
          <table:table-cell table:style-name="Default" office:value-type="float" office:value="0.046874151650538" calcext:value-type="float">
            <text:p>0.046874151650538</text:p>
          </table:table-cell>
          <table:table-cell table:style-name="Default" office:value-type="float" office:value="0.756167306900024" calcext:value-type="float">
            <text:p>0.756167306900024</text:p>
          </table:table-cell>
          <table:table-cell table:style-name="Default" office:value-type="float" office:value="0.0919608927241655" calcext:value-type="float">
            <text:p>0.0919608927241655</text:p>
          </table:table-cell>
          <table:table-cell table:style-name="ce5" office:value-type="float" office:value="0.753559902906418" calcext:value-type="float">
            <text:p>0.753559902906418</text:p>
          </table:table-cell>
          <table:table-cell table:style-name="ce5" office:value-type="float" office:value="0.0362642951566106" calcext:value-type="float">
            <text:p>0.0362642951566106</text:p>
          </table:table-cell>
          <table:table-cell table:style-name="ce5" office:value-type="float" office:value="0.759133394956589" calcext:value-type="float">
            <text:p>0.759133394956589</text:p>
          </table:table-cell>
          <table:table-cell table:style-name="ce5" office:value-type="float" office:value="0.0398301430755586" calcext:value-type="float">
            <text:p>0.0398301430755586</text:p>
          </table:table-cell>
          <table:table-cell table:style-name="ce5" office:value-type="float" office:value="0.745650627017021" calcext:value-type="float">
            <text:p>0.745650627017021</text:p>
          </table:table-cell>
          <table:table-cell table:style-name="ce5" office:value-type="float" office:value="0.0681429728714482" calcext:value-type="float">
            <text:p>0.0681429728714482</text:p>
          </table:table-cell>
          <table:table-cell table:style-name="ce5" office:value-type="float" office:value="0.742682914733887" calcext:value-type="float">
            <text:p>0.742682914733887</text:p>
          </table:table-cell>
          <table:table-cell table:style-name="ce5" office:value-type="float" office:value="0.0323903644584699" calcext:value-type="float">
            <text:p>0.0323903644584699</text:p>
          </table:table-cell>
          <table:table-cell table:style-name="ce5" office:value-type="float" office:value="0.760544321537018" calcext:value-type="float">
            <text:p>0.760544321537018</text:p>
          </table:table-cell>
          <table:table-cell table:style-name="ce5" office:value-type="float" office:value="0.0496965386443905" calcext:value-type="float">
            <text:p>0.0496965386443905</text:p>
          </table:table-cell>
          <table:table-cell table:style-name="ce5" office:value-type="float" office:value="0.720719576478005" calcext:value-type="float">
            <text:p>0.720719576478005</text:p>
          </table:table-cell>
          <table:table-cell table:style-name="ce5" office:value-type="float" office:value="0.0460696549950336" calcext:value-type="float">
            <text:p>0.0460696549950336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773461052179337" calcext:value-type="float">
            <text:p>0.773461052179337</text:p>
          </table:table-cell>
          <table:table-cell table:style-name="Default" office:value-type="float" office:value="0.0232281697293524" calcext:value-type="float">
            <text:p>0.0232281697293524</text:p>
          </table:table-cell>
          <table:table-cell table:style-name="Default" office:value-type="float" office:value="0.790422332286835" calcext:value-type="float">
            <text:p>0.790422332286835</text:p>
          </table:table-cell>
          <table:table-cell table:style-name="Default" office:value-type="float" office:value="0.0381818508735942" calcext:value-type="float">
            <text:p>0.0381818508735942</text:p>
          </table:table-cell>
          <table:table-cell table:style-name="Default" office:value-type="float" office:value="0.746348424553871" calcext:value-type="float">
            <text:p>0.746348424553871</text:p>
          </table:table-cell>
          <table:table-cell table:style-name="Default" office:value-type="float" office:value="0.0612941542279735" calcext:value-type="float">
            <text:p>0.0612941542279735</text:p>
          </table:table-cell>
          <table:table-cell table:style-name="ce5" office:value-type="float" office:value="0.749838616847992" calcext:value-type="float">
            <text:p>0.749838616847992</text:p>
          </table:table-cell>
          <table:table-cell table:style-name="ce5" office:value-type="float" office:value="0.0298093871772875" calcext:value-type="float">
            <text:p>0.0298093871772875</text:p>
          </table:table-cell>
          <table:table-cell table:style-name="ce5" office:value-type="float" office:value="0.750252237319946" calcext:value-type="float">
            <text:p>0.750252237319946</text:p>
          </table:table-cell>
          <table:table-cell table:style-name="ce5" office:value-type="float" office:value="0.0502579997012305" calcext:value-type="float">
            <text:p>0.0502579997012305</text:p>
          </table:table-cell>
          <table:table-cell table:style-name="ce5" office:value-type="float" office:value="0.75257423043251" calcext:value-type="float">
            <text:p>0.75257423043251</text:p>
          </table:table-cell>
          <table:table-cell table:style-name="ce5" office:value-type="float" office:value="0.0473318493872252" calcext:value-type="float">
            <text:p>0.0473318493872252</text:p>
          </table:table-cell>
          <table:table-cell table:style-name="Default" office:value-type="float" office:value="0.746326229572296" calcext:value-type="float">
            <text:p>0.746326229572296</text:p>
          </table:table-cell>
          <table:table-cell table:style-name="Default" office:value-type="float" office:value="0.0286969262565901" calcext:value-type="float">
            <text:p>0.0286969262565901</text:p>
          </table:table-cell>
          <table:table-cell table:style-name="Default" office:value-type="float" office:value="0.727925429344177" calcext:value-type="float">
            <text:p>0.727925429344177</text:p>
          </table:table-cell>
          <table:table-cell table:style-name="Default" office:value-type="float" office:value="0.0411920803037196" calcext:value-type="float">
            <text:p>0.0411920803037196</text:p>
          </table:table-cell>
          <table:table-cell table:style-name="Default" office:value-type="float" office:value="0.773155696988106" calcext:value-type="float">
            <text:p>0.773155696988106</text:p>
          </table:table-cell>
          <table:table-cell table:style-name="Default" office:value-type="float" office:value="0.0449664088724129" calcext:value-type="float">
            <text:p>0.0449664088724129</text:p>
          </table:table-cell>
          <table:table-cell table:style-name="Default" office:value-type="float" office:value="0.720568407773972" calcext:value-type="float">
            <text:p>0.720568407773972</text:p>
          </table:table-cell>
          <table:table-cell table:style-name="Default" office:value-type="float" office:value="0.0396897765698994" calcext:value-type="float">
            <text:p>0.0396897765698994</text:p>
          </table:table-cell>
          <table:table-cell table:style-name="Default" office:value-type="float" office:value="0.720476063489914" calcext:value-type="float">
            <text:p>0.720476063489914</text:p>
          </table:table-cell>
          <table:table-cell table:style-name="Default" office:value-type="float" office:value="0.0379288950051782" calcext:value-type="float">
            <text:p>0.0379288950051782</text:p>
          </table:table-cell>
          <table:table-cell table:style-name="Default" office:value-type="float" office:value="0.724275411963463" calcext:value-type="float">
            <text:p>0.724275411963463</text:p>
          </table:table-cell>
          <table:table-cell table:style-name="Default" office:value-type="float" office:value="0.078200406582485" calcext:value-type="float">
            <text:p>0.078200406582485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755667499303818" calcext:value-type="float">
            <text:p>0.755667499303818</text:p>
          </table:table-cell>
          <table:table-cell table:style-name="Default" office:value-type="float" office:value="0.0197893981908539" calcext:value-type="float">
            <text:p>0.0197893981908539</text:p>
          </table:table-cell>
          <table:table-cell table:style-name="Default" office:value-type="float" office:value="0.741854791641235" calcext:value-type="float">
            <text:p>0.741854791641235</text:p>
          </table:table-cell>
          <table:table-cell table:style-name="Default" office:value-type="float" office:value="0.0195787178793777" calcext:value-type="float">
            <text:p>0.0195787178793777</text:p>
          </table:table-cell>
          <table:table-cell table:style-name="Default" office:value-type="float" office:value="0.771413896083832" calcext:value-type="float">
            <text:p>0.771413896083832</text:p>
          </table:table-cell>
          <table:table-cell table:style-name="Default" office:value-type="float" office:value="0.0555273944801388" calcext:value-type="float">
            <text:p>0.0555273944801388</text:p>
          </table:table-cell>
          <table:table-cell table:style-name="Default" office:value-type="float" office:value="0.755667499303818" calcext:value-type="float">
            <text:p>0.755667499303818</text:p>
          </table:table-cell>
          <table:table-cell table:style-name="Default" office:value-type="float" office:value="0.0197893981908539" calcext:value-type="float">
            <text:p>0.0197893981908539</text:p>
          </table:table-cell>
          <table:table-cell table:style-name="Default" office:value-type="float" office:value="0.741854791641235" calcext:value-type="float">
            <text:p>0.741854791641235</text:p>
          </table:table-cell>
          <table:table-cell table:style-name="Default" office:value-type="float" office:value="0.0195787178793777" calcext:value-type="float">
            <text:p>0.0195787178793777</text:p>
          </table:table-cell>
          <table:table-cell table:style-name="Default" office:value-type="float" office:value="0.771413896083832" calcext:value-type="float">
            <text:p>0.771413896083832</text:p>
          </table:table-cell>
          <table:table-cell table:style-name="Default" office:value-type="float" office:value="0.0555273944801388" calcext:value-type="float">
            <text:p>0.0555273944801388</text:p>
          </table:table-cell>
          <table:table-cell table:style-name="Default" office:value-type="float" office:value="0.755667499303818" calcext:value-type="float">
            <text:p>0.755667499303818</text:p>
          </table:table-cell>
          <table:table-cell table:style-name="Default" office:value-type="float" office:value="0.0197893981908539" calcext:value-type="float">
            <text:p>0.0197893981908539</text:p>
          </table:table-cell>
          <table:table-cell table:style-name="Default" office:value-type="float" office:value="0.741854791641235" calcext:value-type="float">
            <text:p>0.741854791641235</text:p>
          </table:table-cell>
          <table:table-cell table:style-name="Default" office:value-type="float" office:value="0.0195787178793777" calcext:value-type="float">
            <text:p>0.0195787178793777</text:p>
          </table:table-cell>
          <table:table-cell table:style-name="Default" office:value-type="float" office:value="0.771413896083832" calcext:value-type="float">
            <text:p>0.771413896083832</text:p>
          </table:table-cell>
          <table:table-cell table:style-name="Default" office:value-type="float" office:value="0.0555273944801388" calcext:value-type="float">
            <text:p>0.0555273944801388</text:p>
          </table:table-cell>
          <table:table-cell table:style-name="Default" office:value-type="float" office:value="0.755667499303818" calcext:value-type="float">
            <text:p>0.755667499303818</text:p>
          </table:table-cell>
          <table:table-cell table:style-name="Default" office:value-type="float" office:value="0.0197893981908539" calcext:value-type="float">
            <text:p>0.0197893981908539</text:p>
          </table:table-cell>
          <table:table-cell table:style-name="Default" office:value-type="float" office:value="0.741854791641235" calcext:value-type="float">
            <text:p>0.741854791641235</text:p>
          </table:table-cell>
          <table:table-cell table:style-name="Default" office:value-type="float" office:value="0.0195787178793777" calcext:value-type="float">
            <text:p>0.0195787178793777</text:p>
          </table:table-cell>
          <table:table-cell table:style-name="Default" office:value-type="float" office:value="0.771413896083832" calcext:value-type="float">
            <text:p>0.771413896083832</text:p>
          </table:table-cell>
          <table:table-cell table:style-name="Default" office:value-type="float" office:value="0.0555273944801388" calcext:value-type="float">
            <text:p>0.0555273944801388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number-columns-repeated="26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ISOLET</text:p>
          </table:table-cell>
          <table:covered-table-cell table:number-columns-repeated="2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table:style-name="Default" office:value-type="float" office:value="0.766346255540848" calcext:value-type="float">
            <text:p>0.766346255540848</text:p>
          </table:table-cell>
          <table:table-cell table:style-name="Default" office:value-type="float" office:value="0.0226715503354073" calcext:value-type="float">
            <text:p>0.0226715503354073</text:p>
          </table:table-cell>
          <table:table-cell table:style-name="Default" office:value-type="float" office:value="0.896380860805512" calcext:value-type="float">
            <text:p>0.896380860805512</text:p>
          </table:table-cell>
          <table:table-cell table:style-name="Default" office:value-type="float" office:value="0.017738339499159" calcext:value-type="float">
            <text:p>0.017738339499159</text:p>
          </table:table-cell>
          <table:table-cell table:style-name="Default" office:value-type="float" office:value="0.643904719352722" calcext:value-type="float">
            <text:p>0.643904719352722</text:p>
          </table:table-cell>
          <table:table-cell table:style-name="Default" office:value-type="float" office:value="0.0448539008624799" calcext:value-type="float">
            <text:p>0.0448539008624799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6"/>
          <table:table-cell table:style-name="Default" office:value-type="float" office:value="0.877150279283523" calcext:value-type="float">
            <text:p>0.877150279283523</text:p>
          </table:table-cell>
          <table:table-cell table:style-name="Default" office:value-type="float" office:value="0.0123224275542271" calcext:value-type="float">
            <text:p>0.0123224275542271</text:p>
          </table:table-cell>
          <table:table-cell table:style-name="Default" office:value-type="float" office:value="0.908838591575623" calcext:value-type="float">
            <text:p>0.908838591575623</text:p>
          </table:table-cell>
          <table:table-cell table:style-name="Default" office:value-type="float" office:value="0.0103944477207438" calcext:value-type="float">
            <text:p>0.0103944477207438</text:p>
          </table:table-cell>
          <table:table-cell table:style-name="Default" office:value-type="float" office:value="0.848810355663299" calcext:value-type="float">
            <text:p>0.848810355663299</text:p>
          </table:table-cell>
          <table:table-cell table:style-name="Default" office:value-type="float" office:value="0.0189621420436195" calcext:value-type="float">
            <text:p>0.0189621420436195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6"/>
          <table:table-cell table:style-name="Default" office:value-type="float" office:value="0.91530624628067" calcext:value-type="float">
            <text:p>0.91530624628067</text:p>
          </table:table-cell>
          <table:table-cell table:style-name="Default" office:value-type="float" office:value="0.00895469621516351" calcext:value-type="float">
            <text:p>0.00895469621516351</text:p>
          </table:table-cell>
          <table:table-cell table:style-name="Default" office:value-type="float" office:value="0.928068999052048" calcext:value-type="float">
            <text:p>0.928068999052048</text:p>
          </table:table-cell>
          <table:table-cell table:style-name="Default" office:value-type="float" office:value="0.0081184094155777" calcext:value-type="float">
            <text:p>0.0081184094155777</text:p>
          </table:table-cell>
          <table:table-cell table:style-name="Default" office:value-type="float" office:value="0.90586971282959" calcext:value-type="float">
            <text:p>0.90586971282959</text:p>
          </table:table-cell>
          <table:table-cell table:style-name="Default" office:value-type="float" office:value="0.0107030878418239" calcext:value-type="float">
            <text:p>0.0107030878418239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6"/>
          <table:table-cell table:style-name="Default" office:value-type="float" office:value="0.940925258398056" calcext:value-type="float">
            <text:p>0.940925258398056</text:p>
          </table:table-cell>
          <table:table-cell table:style-name="Default" office:value-type="float" office:value="0.00761176858731764" calcext:value-type="float">
            <text:p>0.00761176858731764</text:p>
          </table:table-cell>
          <table:table-cell table:style-name="Default" office:value-type="float" office:value="0.946828552484512" calcext:value-type="float">
            <text:p>0.946828552484512</text:p>
          </table:table-cell>
          <table:table-cell table:style-name="Default" office:value-type="float" office:value="0.00769456948955769" calcext:value-type="float">
            <text:p>0.00769456948955769</text:p>
          </table:table-cell>
          <table:table-cell table:style-name="Default" office:value-type="float" office:value="0.937038795948029" calcext:value-type="float">
            <text:p>0.937038795948029</text:p>
          </table:table-cell>
          <table:table-cell table:style-name="Default" office:value-type="float" office:value="0.00681797185986234" calcext:value-type="float">
            <text:p>0.00681797185986234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6"/>
          <table:table-cell table:style-name="Default" office:value-type="float" office:value="0.949173446893692" calcext:value-type="float">
            <text:p>0.949173446893692</text:p>
          </table:table-cell>
          <table:table-cell table:style-name="Default" office:value-type="float" office:value="0.00500905116096368" calcext:value-type="float">
            <text:p>0.00500905116096368</text:p>
          </table:table-cell>
          <table:table-cell table:style-name="Default" office:value-type="float" office:value="0.954564357995987" calcext:value-type="float">
            <text:p>0.954564357995987</text:p>
          </table:table-cell>
          <table:table-cell table:style-name="Default" office:value-type="float" office:value="0.00455434704797855" calcext:value-type="float">
            <text:p>0.00455434704797855</text:p>
          </table:table-cell>
          <table:table-cell table:style-name="Default" office:value-type="float" office:value="0.945874962806702" calcext:value-type="float">
            <text:p>0.945874962806702</text:p>
          </table:table-cell>
          <table:table-cell table:style-name="Default" office:value-type="float" office:value="0.00564689107315452" calcext:value-type="float">
            <text:p>0.00564689107315452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6"/>
          <table:table-cell table:style-name="ce5" office:value-type="float" office:value="0.955119553804398" calcext:value-type="float">
            <text:p>0.955119553804398</text:p>
          </table:table-cell>
          <table:table-cell table:style-name="ce5" office:value-type="float" office:value="0.00302532097224096" calcext:value-type="float">
            <text:p>0.00302532097224096</text:p>
          </table:table-cell>
          <table:table-cell table:style-name="ce5" office:value-type="float" office:value="0.959460736513138" calcext:value-type="float">
            <text:p>0.959460736513138</text:p>
          </table:table-cell>
          <table:table-cell table:style-name="ce5" office:value-type="float" office:value="0.00319842860685048" calcext:value-type="float">
            <text:p>0.00319842860685048</text:p>
          </table:table-cell>
          <table:table-cell table:style-name="ce5" office:value-type="float" office:value="0.952068521976471" calcext:value-type="float">
            <text:p>0.952068521976471</text:p>
          </table:table-cell>
          <table:table-cell table:style-name="ce5" office:value-type="float" office:value="0.0023666492147795" calcext:value-type="float">
            <text:p>0.0023666492147795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6"/>
          <table:table-cell table:style-name="Default" office:value-type="float" office:value="0.951768152713776" calcext:value-type="float">
            <text:p>0.951768152713776</text:p>
          </table:table-cell>
          <table:table-cell table:style-name="Default" office:value-type="float" office:value="0.00246161570856925" calcext:value-type="float">
            <text:p>0.00246161570856925</text:p>
          </table:table-cell>
          <table:table-cell table:style-name="Default" office:value-type="float" office:value="0.957047024965286" calcext:value-type="float">
            <text:p>0.957047024965286</text:p>
          </table:table-cell>
          <table:table-cell table:style-name="Default" office:value-type="float" office:value="0.00190142447253886" calcext:value-type="float">
            <text:p>0.00190142447253886</text:p>
          </table:table-cell>
          <table:table-cell table:style-name="Default" office:value-type="float" office:value="0.948883589506149" calcext:value-type="float">
            <text:p>0.948883589506149</text:p>
          </table:table-cell>
          <table:table-cell table:style-name="Default" office:value-type="float" office:value="0.00383003968623382" calcext:value-type="float">
            <text:p>0.00383003968623382</text:p>
          </table:table-cell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993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Default" office:value-type="float" office:value="0.957541021108627" calcext:value-type="float">
            <text:p>0.957541021108627</text:p>
          </table:table-cell>
          <table:table-cell table:style-name="Default" office:value-type="float" office:value="0.00398317560276577" calcext:value-type="float">
            <text:p>0.00398317560276577</text:p>
          </table:table-cell>
          <table:table-cell table:style-name="Default" office:value-type="float" office:value="0.963135738372803" calcext:value-type="float">
            <text:p>0.963135738372803</text:p>
          </table:table-cell>
          <table:table-cell table:style-name="Default" office:value-type="float" office:value="0.00391437299063398" calcext:value-type="float">
            <text:p>0.00391437299063398</text:p>
          </table:table-cell>
          <table:table-cell table:style-name="Default" office:value-type="float" office:value="0.954311143159866" calcext:value-type="float">
            <text:p>0.954311143159866</text:p>
          </table:table-cell>
          <table:table-cell table:style-name="Default" office:value-type="float" office:value="0.00427135072604042" calcext:value-type="float">
            <text:p>0.00427135072604042</text:p>
          </table:table-cell>
          <table:table-cell table:style-name="Default" office:value-type="float" office:value="0.957541021108627" calcext:value-type="float">
            <text:p>0.957541021108627</text:p>
          </table:table-cell>
          <table:table-cell table:style-name="Default" office:value-type="float" office:value="0.00398317560276577" calcext:value-type="float">
            <text:p>0.00398317560276577</text:p>
          </table:table-cell>
          <table:table-cell table:style-name="Default" office:value-type="float" office:value="0.963135738372803" calcext:value-type="float">
            <text:p>0.963135738372803</text:p>
          </table:table-cell>
          <table:table-cell table:style-name="Default" office:value-type="float" office:value="0.00391437299063398" calcext:value-type="float">
            <text:p>0.00391437299063398</text:p>
          </table:table-cell>
          <table:table-cell table:style-name="Default" office:value-type="float" office:value="0.954311143159866" calcext:value-type="float">
            <text:p>0.954311143159866</text:p>
          </table:table-cell>
          <table:table-cell table:style-name="Default" office:value-type="float" office:value="0.00427135072604042" calcext:value-type="float">
            <text:p>0.00427135072604042</text:p>
          </table:table-cell>
          <table:table-cell table:style-name="Default" office:value-type="float" office:value="0.957541021108627" calcext:value-type="float">
            <text:p>0.957541021108627</text:p>
          </table:table-cell>
          <table:table-cell table:style-name="Default" office:value-type="float" office:value="0.00398317560276577" calcext:value-type="float">
            <text:p>0.00398317560276577</text:p>
          </table:table-cell>
          <table:table-cell table:style-name="Default" office:value-type="float" office:value="0.963135738372803" calcext:value-type="float">
            <text:p>0.963135738372803</text:p>
          </table:table-cell>
          <table:table-cell table:style-name="Default" office:value-type="float" office:value="0.00391437299063398" calcext:value-type="float">
            <text:p>0.00391437299063398</text:p>
          </table:table-cell>
          <table:table-cell table:style-name="Default" office:value-type="float" office:value="0.954311143159866" calcext:value-type="float">
            <text:p>0.954311143159866</text:p>
          </table:table-cell>
          <table:table-cell table:style-name="Default" office:value-type="float" office:value="0.00427135072604042" calcext:value-type="float">
            <text:p>0.00427135072604042</text:p>
          </table:table-cell>
          <table:table-cell table:style-name="Default" office:value-type="float" office:value="0.957541021108627" calcext:value-type="float">
            <text:p>0.957541021108627</text:p>
          </table:table-cell>
          <table:table-cell table:style-name="Default" office:value-type="float" office:value="0.00398317560276577" calcext:value-type="float">
            <text:p>0.00398317560276577</text:p>
          </table:table-cell>
          <table:table-cell table:style-name="Default" office:value-type="float" office:value="0.963135738372803" calcext:value-type="float">
            <text:p>0.963135738372803</text:p>
          </table:table-cell>
          <table:table-cell table:style-name="Default" office:value-type="float" office:value="0.00391437299063398" calcext:value-type="float">
            <text:p>0.00391437299063398</text:p>
          </table:table-cell>
          <table:table-cell table:style-name="Default" office:value-type="float" office:value="0.954311143159866" calcext:value-type="float">
            <text:p>0.954311143159866</text:p>
          </table:table-cell>
          <table:table-cell table:style-name="Default" office:value-type="float" office:value="0.00427135072604042" calcext:value-type="float">
            <text:p>0.00427135072604042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5" table:number-rows-spanned="1">
            <text:p>AC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0.999470993280411" calcext:value-type="float">
            <text:p>0.999470993280411</text:p>
          </table:table-cell>
          <table:table-cell table:style-name="Default" office:value-type="float" office:value="0.0000770288182688632" calcext:value-type="float">
            <text:p>7.70288182688632E-05</text:p>
          </table:table-cell>
          <table:table-cell table:style-name="Default" office:value-type="float" office:value="0.99895076751709" calcext:value-type="float">
            <text:p>0.99895076751709</text:p>
          </table:table-cell>
          <table:table-cell table:style-name="Default" office:value-type="float" office:value="0.000154769006884434" calcext:value-type="float">
            <text:p>0.000154769006884434</text:p>
          </table:table-cell>
          <table:table-cell table:style-name="Default" office:value-type="float" office:value="0.999990893602371" calcext:value-type="float">
            <text:p>0.999990893602371</text:p>
          </table:table-cell>
          <table:table-cell table:style-name="Default" office:value-type="float" office:value="0.0000273191928863659" calcext:value-type="float">
            <text:p>2.73191928863659E-05</text:p>
          </table:table-cell>
          <table:table-cell table:style-name="Default" office:value-type="float" office:value="0.999470993280411" calcext:value-type="float">
            <text:p>0.999470993280411</text:p>
          </table:table-cell>
          <table:table-cell table:style-name="Default" office:value-type="float" office:value="0.0000770288182688632" calcext:value-type="float">
            <text:p>7.70288182688632E-05</text:p>
          </table:table-cell>
          <table:table-cell table:style-name="Default" office:value-type="float" office:value="0.99895076751709" calcext:value-type="float">
            <text:p>0.99895076751709</text:p>
          </table:table-cell>
          <table:table-cell table:style-name="Default" office:value-type="float" office:value="0.000154769006884434" calcext:value-type="float">
            <text:p>0.000154769006884434</text:p>
          </table:table-cell>
          <table:table-cell table:style-name="Default" office:value-type="float" office:value="0.999990893602371" calcext:value-type="float">
            <text:p>0.999990893602371</text:p>
          </table:table-cell>
          <table:table-cell table:style-name="Default" office:value-type="float" office:value="0.0000273191928863659" calcext:value-type="float">
            <text:p>2.73191928863659E-05</text:p>
          </table:table-cell>
          <table:table-cell table:style-name="Default" office:value-type="float" office:value="0.999470993280411" calcext:value-type="float">
            <text:p>0.999470993280411</text:p>
          </table:table-cell>
          <table:table-cell table:style-name="Default" office:value-type="float" office:value="0.0000770288182688632" calcext:value-type="float">
            <text:p>7.70288182688632E-05</text:p>
          </table:table-cell>
          <table:table-cell table:style-name="Default" office:value-type="float" office:value="0.99895076751709" calcext:value-type="float">
            <text:p>0.99895076751709</text:p>
          </table:table-cell>
          <table:table-cell table:style-name="Default" office:value-type="float" office:value="0.000154769006884434" calcext:value-type="float">
            <text:p>0.000154769006884434</text:p>
          </table:table-cell>
          <table:table-cell table:style-name="Default" office:value-type="float" office:value="0.999990893602371" calcext:value-type="float">
            <text:p>0.999990893602371</text:p>
          </table:table-cell>
          <table:table-cell table:style-name="Default" office:value-type="float" office:value="0.0000273191928863659" calcext:value-type="float">
            <text:p>2.73191928863659E-05</text:p>
          </table:table-cell>
          <table:table-cell table:style-name="Default" office:value-type="float" office:value="0.999470993280411" calcext:value-type="float">
            <text:p>0.999470993280411</text:p>
          </table:table-cell>
          <table:table-cell table:style-name="Default" office:value-type="float" office:value="0.0000770288182688632" calcext:value-type="float">
            <text:p>7.70288182688632E-05</text:p>
          </table:table-cell>
          <table:table-cell table:style-name="Default" office:value-type="float" office:value="0.99895076751709" calcext:value-type="float">
            <text:p>0.99895076751709</text:p>
          </table:table-cell>
          <table:table-cell table:style-name="Default" office:value-type="float" office:value="0.000154769006884434" calcext:value-type="float">
            <text:p>0.000154769006884434</text:p>
          </table:table-cell>
          <table:table-cell table:style-name="Default" office:value-type="float" office:value="0.999990893602371" calcext:value-type="float">
            <text:p>0.999990893602371</text:p>
          </table:table-cell>
          <table:table-cell table:style-name="Default" office:value-type="float" office:value="0.0000273191928863659" calcext:value-type="float">
            <text:p>2.73191928863659E-05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5" table:number-rows-spanned="1">
            <text:p>NSL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float" office:value="0.988786956071854" calcext:value-type="float">
            <text:p>0.988786956071854</text:p>
          </table:table-cell>
          <table:table-cell table:style-name="Default" office:value-type="float" office:value="0.00112095972283608" calcext:value-type="float">
            <text:p>0.00112095972283608</text:p>
          </table:table-cell>
          <table:table-cell table:style-name="Default" office:value-type="float" office:value="0.988656135797501" calcext:value-type="float">
            <text:p>0.988656135797501</text:p>
          </table:table-cell>
          <table:table-cell table:style-name="Default" office:value-type="float" office:value="0.00129309912309669" calcext:value-type="float">
            <text:p>0.00129309912309669</text:p>
          </table:table-cell>
          <table:table-cell table:style-name="Default" office:value-type="float" office:value="0.988920811414718" calcext:value-type="float">
            <text:p>0.988920811414718</text:p>
          </table:table-cell>
          <table:table-cell table:style-name="Default" office:value-type="float" office:value="0.00251233739718257" calcext:value-type="float">
            <text:p>0.00251233739718257</text:p>
          </table:table-cell>
          <table:table-cell table:style-name="Default" office:value-type="float" office:value="0.988786956071854" calcext:value-type="float">
            <text:p>0.988786956071854</text:p>
          </table:table-cell>
          <table:table-cell table:style-name="Default" office:value-type="float" office:value="0.00112095972283608" calcext:value-type="float">
            <text:p>0.00112095972283608</text:p>
          </table:table-cell>
          <table:table-cell table:style-name="Default" office:value-type="float" office:value="0.988656135797501" calcext:value-type="float">
            <text:p>0.988656135797501</text:p>
          </table:table-cell>
          <table:table-cell table:style-name="Default" office:value-type="float" office:value="0.00129309912309669" calcext:value-type="float">
            <text:p>0.00129309912309669</text:p>
          </table:table-cell>
          <table:table-cell table:style-name="Default" office:value-type="float" office:value="0.988920811414718" calcext:value-type="float">
            <text:p>0.988920811414718</text:p>
          </table:table-cell>
          <table:table-cell table:style-name="Default" office:value-type="float" office:value="0.00251233739718257" calcext:value-type="float">
            <text:p>0.00251233739718257</text:p>
          </table:table-cell>
          <table:table-cell table:style-name="Default" office:value-type="float" office:value="0.988786956071854" calcext:value-type="float">
            <text:p>0.988786956071854</text:p>
          </table:table-cell>
          <table:table-cell table:style-name="Default" office:value-type="float" office:value="0.00112095972283608" calcext:value-type="float">
            <text:p>0.00112095972283608</text:p>
          </table:table-cell>
          <table:table-cell table:style-name="Default" office:value-type="float" office:value="0.988656135797501" calcext:value-type="float">
            <text:p>0.988656135797501</text:p>
          </table:table-cell>
          <table:table-cell table:style-name="Default" office:value-type="float" office:value="0.00129309912309669" calcext:value-type="float">
            <text:p>0.00129309912309669</text:p>
          </table:table-cell>
          <table:table-cell table:style-name="Default" office:value-type="float" office:value="0.988920811414718" calcext:value-type="float">
            <text:p>0.988920811414718</text:p>
          </table:table-cell>
          <table:table-cell table:style-name="Default" office:value-type="float" office:value="0.00251233739718257" calcext:value-type="float">
            <text:p>0.00251233739718257</text:p>
          </table:table-cell>
          <table:table-cell table:style-name="Default" office:value-type="float" office:value="0.988786956071854" calcext:value-type="float">
            <text:p>0.988786956071854</text:p>
          </table:table-cell>
          <table:table-cell table:style-name="Default" office:value-type="float" office:value="0.00112095972283608" calcext:value-type="float">
            <text:p>0.00112095972283608</text:p>
          </table:table-cell>
          <table:table-cell table:style-name="Default" office:value-type="float" office:value="0.988656135797501" calcext:value-type="float">
            <text:p>0.988656135797501</text:p>
          </table:table-cell>
          <table:table-cell table:style-name="Default" office:value-type="float" office:value="0.00129309912309669" calcext:value-type="float">
            <text:p>0.00129309912309669</text:p>
          </table:table-cell>
          <table:table-cell table:style-name="Default" office:value-type="float" office:value="0.988920811414718" calcext:value-type="float">
            <text:p>0.988920811414718</text:p>
          </table:table-cell>
          <table:table-cell table:style-name="Default" office:value-type="float" office:value="0.00251233739718257" calcext:value-type="float">
            <text:p>0.00251233739718257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5" table:number-rows-spanned="1">
            <text:p>IOT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2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BENCHMARK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5" table:number-rows-spanned="1">
            <text:p>TOX-171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 table:number-rows-repeated="23">
          <table:table-cell table:number-columns-repeated="13"/>
          <table:table-cell table:style-name="ce6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BENCHMARK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Default" office:value-type="float" office:value="5748" calcext:value-type="float">
            <text:p>5748</text:p>
          </table:table-cell>
          <table:table-cell table:style-name="Default" office:value-type="float" office:value="0.735952387750149" calcext:value-type="float">
            <text:p>0.735952387750149</text:p>
          </table:table-cell>
          <table:table-cell table:style-name="Default" office:value-type="float" office:value="0.0489571253744598" calcext:value-type="float">
            <text:p>0.0489571253744598</text:p>
          </table:table-cell>
          <table:table-cell table:style-name="Default" office:value-type="float" office:value="0.788571433126926" calcext:value-type="float">
            <text:p>0.788571433126926</text:p>
          </table:table-cell>
          <table:table-cell table:style-name="Default" office:value-type="float" office:value="0.0589469171472054" calcext:value-type="float">
            <text:p>0.0589469171472054</text:p>
          </table:table-cell>
          <table:table-cell table:style-name="Default" office:value-type="float" office:value="0.65952381759882" calcext:value-type="float">
            <text:p>0.65952381759882</text:p>
          </table:table-cell>
          <table:table-cell table:style-name="Default" office:value-type="float" office:value="0.0632584985959467" calcext:value-type="float">
            <text:p>0.0632584985959467</text:p>
          </table:table-cell>
          <table:table-cell table:style-name="Default" office:value-type="float" office:value="0.735952387750149" calcext:value-type="float">
            <text:p>0.735952387750149</text:p>
          </table:table-cell>
          <table:table-cell table:style-name="Default" office:value-type="float" office:value="0.0489571253744598" calcext:value-type="float">
            <text:p>0.0489571253744598</text:p>
          </table:table-cell>
          <table:table-cell table:style-name="Default" office:value-type="float" office:value="0.788571433126926" calcext:value-type="float">
            <text:p>0.788571433126926</text:p>
          </table:table-cell>
          <table:table-cell table:style-name="Default" office:value-type="float" office:value="0.0589469171472054" calcext:value-type="float">
            <text:p>0.0589469171472054</text:p>
          </table:table-cell>
          <table:table-cell table:style-name="Default" office:value-type="float" office:value="0.65952381759882" calcext:value-type="float">
            <text:p>0.65952381759882</text:p>
          </table:table-cell>
          <table:table-cell table:style-name="Default" office:value-type="float" office:value="0.0632584985959467" calcext:value-type="float">
            <text:p>0.0632584985959467</text:p>
          </table:table-cell>
          <table:table-cell table:style-name="Default" office:value-type="float" office:value="0.735952387750149" calcext:value-type="float">
            <text:p>0.735952387750149</text:p>
          </table:table-cell>
          <table:table-cell table:style-name="Default" office:value-type="float" office:value="0.0489571253744598" calcext:value-type="float">
            <text:p>0.0489571253744598</text:p>
          </table:table-cell>
          <table:table-cell table:style-name="Default" office:value-type="float" office:value="0.788571433126926" calcext:value-type="float">
            <text:p>0.788571433126926</text:p>
          </table:table-cell>
          <table:table-cell table:style-name="Default" office:value-type="float" office:value="0.0589469171472054" calcext:value-type="float">
            <text:p>0.0589469171472054</text:p>
          </table:table-cell>
          <table:table-cell table:style-name="Default" office:value-type="float" office:value="0.65952381759882" calcext:value-type="float">
            <text:p>0.65952381759882</text:p>
          </table:table-cell>
          <table:table-cell table:style-name="Default" office:value-type="float" office:value="0.0632584985959467" calcext:value-type="float">
            <text:p>0.0632584985959467</text:p>
          </table:table-cell>
          <table:table-cell table:style-name="Default" office:value-type="float" office:value="0.735952387750149" calcext:value-type="float">
            <text:p>0.735952387750149</text:p>
          </table:table-cell>
          <table:table-cell table:style-name="Default" office:value-type="float" office:value="0.0489571253744598" calcext:value-type="float">
            <text:p>0.0489571253744598</text:p>
          </table:table-cell>
          <table:table-cell table:style-name="Default" office:value-type="float" office:value="0.788571433126926" calcext:value-type="float">
            <text:p>0.788571433126926</text:p>
          </table:table-cell>
          <table:table-cell table:style-name="Default" office:value-type="float" office:value="0.0589469171472054" calcext:value-type="float">
            <text:p>0.0589469171472054</text:p>
          </table:table-cell>
          <table:table-cell table:style-name="Default" office:value-type="float" office:value="0.65952381759882" calcext:value-type="float">
            <text:p>0.65952381759882</text:p>
          </table:table-cell>
          <table:table-cell table:style-name="Default" office:value-type="float" office:value="0.0632584985959467" calcext:value-type="float">
            <text:p>0.0632584985959467</text:p>
          </table:table-cell>
          <table:table-cell table:number-columns-repeated="999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42:17.004692687</meta:creation-date>
    <dc:date>2023-06-26T17:25:51.534622507</dc:date>
    <meta:editing-duration>P2DT2H23M47S</meta:editing-duration>
    <meta:editing-cycles>46</meta:editing-cycles>
    <meta:generator>LibreOffice/7.3.7.2$Linux_X86_64 LibreOffice_project/30$Build-2</meta:generator>
    <meta:document-statistic meta:table-count="1" meta:cell-count="1620" meta:object-count="0"/>
  </office:meta>
</office:document-meta>
</file>